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rtComparisionSort2" table:style-name="ta1">
        <table:shapes>
          <draw:frame draw:z-index="0" draw:style-name="gr1" draw:text-style-name="P1" svg:width="159.99mm" svg:height="89.99mm" svg:x="55.85mm" svg:y="10.48mm">
            <loext:p draw:notify-on-update-of-ranges="sortComparisionSort2.B1:sortComparisionSort2.B1 sortComparisionSort2.B2:sortComparisionSort2.B301 sortComparisionSort2.C1:sortComparisionSort2.C1 sortComparisionSort2.C2:sortComparisionSort2.C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eapSort</text:p>
          </table:table-cell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.1095" calcext:value-type="float">
            <text:p>1087,1095</text:p>
          </table:table-cell>
          <table:table-cell office:value-type="float" office:value="194.3993" calcext:value-type="float">
            <text:p>194,3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.3187" calcext:value-type="float">
            <text:p>365,3187</text:p>
          </table:table-cell>
          <table:table-cell office:value-type="float" office:value="361.3972" calcext:value-type="float">
            <text:p>361,3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3.7142" calcext:value-type="float">
            <text:p>463,7142</text:p>
          </table:table-cell>
          <table:table-cell office:value-type="float" office:value="320.2177" calcext:value-type="float">
            <text:p>320,2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7.2483" calcext:value-type="float">
            <text:p>737,2483</text:p>
          </table:table-cell>
          <table:table-cell office:value-type="float" office:value="117.1096" calcext:value-type="float">
            <text:p>117,1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92" calcext:value-type="float">
            <text:p>180,92</text:p>
          </table:table-cell>
          <table:table-cell office:value-type="float" office:value="875.2336" calcext:value-type="float">
            <text:p>875,2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.7676" calcext:value-type="float">
            <text:p>210,7676</text:p>
          </table:table-cell>
          <table:table-cell office:value-type="float" office:value="742.8823" calcext:value-type="float">
            <text:p>742,88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.6938" calcext:value-type="float">
            <text:p>303,6938</text:p>
          </table:table-cell>
          <table:table-cell office:value-type="float" office:value="216.0576" calcext:value-type="float">
            <text:p>216,0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3.2288" calcext:value-type="float">
            <text:p>313,2288</text:p>
          </table:table-cell>
          <table:table-cell office:value-type="float" office:value="214.0992" calcext:value-type="float">
            <text:p>214,0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0.9312" calcext:value-type="float">
            <text:p>340,9312</text:p>
          </table:table-cell>
          <table:table-cell office:value-type="float" office:value="248.4211" calcext:value-type="float">
            <text:p>248,4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5.3719" calcext:value-type="float">
            <text:p>345,3719</text:p>
          </table:table-cell>
          <table:table-cell office:value-type="float" office:value="272.2746" calcext:value-type="float">
            <text:p>272,2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3.6665" calcext:value-type="float">
            <text:p>363,6665</text:p>
          </table:table-cell>
          <table:table-cell office:value-type="float" office:value="175.1378" calcext:value-type="float">
            <text:p>175,1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.5633" calcext:value-type="float">
            <text:p>211,5633</text:p>
          </table:table-cell>
          <table:table-cell office:value-type="float" office:value="201.7713" calcext:value-type="float">
            <text:p>201,77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.5809" calcext:value-type="float">
            <text:p>152,5809</text:p>
          </table:table-cell>
          <table:table-cell office:value-type="float" office:value="247.6347" calcext:value-type="float">
            <text:p>247,6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.8776" calcext:value-type="float">
            <text:p>180,8776</text:p>
          </table:table-cell>
          <table:table-cell office:value-type="float" office:value="300.3075" calcext:value-type="float">
            <text:p>300,30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.8741" calcext:value-type="float">
            <text:p>183,8741</text:p>
          </table:table-cell>
          <table:table-cell office:value-type="float" office:value="260.847" calcext:value-type="float">
            <text:p>260,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4.815" calcext:value-type="float">
            <text:p>224,815</text:p>
          </table:table-cell>
          <table:table-cell office:value-type="float" office:value="261.6934" calcext:value-type="float">
            <text:p>261,69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.7649" calcext:value-type="float">
            <text:p>125,7649</text:p>
          </table:table-cell>
          <table:table-cell office:value-type="float" office:value="227.3555" calcext:value-type="float">
            <text:p>227,35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5.3743" calcext:value-type="float">
            <text:p>125,3743</text:p>
          </table:table-cell>
          <table:table-cell office:value-type="float" office:value="269.8874" calcext:value-type="float">
            <text:p>269,88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.3249" calcext:value-type="float">
            <text:p>218,3249</text:p>
          </table:table-cell>
          <table:table-cell office:value-type="float" office:value="407.1992" calcext:value-type="float">
            <text:p>407,19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.7775" calcext:value-type="float">
            <text:p>228,7775</text:p>
          </table:table-cell>
          <table:table-cell office:value-type="float" office:value="403.5267" calcext:value-type="float">
            <text:p>403,5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.3877" calcext:value-type="float">
            <text:p>139,3877</text:p>
          </table:table-cell>
          <table:table-cell office:value-type="float" office:value="285.0988" calcext:value-type="float">
            <text:p>285,09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5.0899" calcext:value-type="float">
            <text:p>175,0899</text:p>
          </table:table-cell>
          <table:table-cell office:value-type="float" office:value="309.1008" calcext:value-type="float">
            <text:p>309,1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2.328" calcext:value-type="float">
            <text:p>162,328</text:p>
          </table:table-cell>
          <table:table-cell office:value-type="float" office:value="463.0012" calcext:value-type="float">
            <text:p>463,0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.5111" calcext:value-type="float">
            <text:p>218,5111</text:p>
          </table:table-cell>
          <table:table-cell office:value-type="float" office:value="362.6295" calcext:value-type="float">
            <text:p>362,62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.08" calcext:value-type="float">
            <text:p>160,08</text:p>
          </table:table-cell>
          <table:table-cell office:value-type="float" office:value="389.3338" calcext:value-type="float">
            <text:p>389,33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.8725" calcext:value-type="float">
            <text:p>201,8725</text:p>
          </table:table-cell>
          <table:table-cell office:value-type="float" office:value="404.6029" calcext:value-type="float">
            <text:p>404,60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.5341" calcext:value-type="float">
            <text:p>175,5341</text:p>
          </table:table-cell>
          <table:table-cell office:value-type="float" office:value="439.9221" calcext:value-type="float">
            <text:p>439,92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6.6525" calcext:value-type="float">
            <text:p>196,6525</text:p>
          </table:table-cell>
          <table:table-cell office:value-type="float" office:value="463.1391" calcext:value-type="float">
            <text:p>463,1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4.8171" calcext:value-type="float">
            <text:p>184,8171</text:p>
          </table:table-cell>
          <table:table-cell office:value-type="float" office:value="496.4668" calcext:value-type="float">
            <text:p>496,4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2.6816" calcext:value-type="float">
            <text:p>192,6816</text:p>
          </table:table-cell>
          <table:table-cell office:value-type="float" office:value="586.9903" calcext:value-type="float">
            <text:p>586,99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4.8689" calcext:value-type="float">
            <text:p>194,8689</text:p>
          </table:table-cell>
          <table:table-cell office:value-type="float" office:value="556.2058" calcext:value-type="float">
            <text:p>556,20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1.0097" calcext:value-type="float">
            <text:p>211,0097</text:p>
          </table:table-cell>
          <table:table-cell office:value-type="float" office:value="584.836" calcext:value-type="float">
            <text:p>584,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4.2519" calcext:value-type="float">
            <text:p>194,2519</text:p>
          </table:table-cell>
          <table:table-cell office:value-type="float" office:value="619.6783" calcext:value-type="float">
            <text:p>619,67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0.0721" calcext:value-type="float">
            <text:p>210,0721</text:p>
          </table:table-cell>
          <table:table-cell office:value-type="float" office:value="661.8853" calcext:value-type="float">
            <text:p>661,88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3.3289" calcext:value-type="float">
            <text:p>263,3289</text:p>
          </table:table-cell>
          <table:table-cell office:value-type="float" office:value="957.2491" calcext:value-type="float">
            <text:p>957,24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9.4384" calcext:value-type="float">
            <text:p>309,4384</text:p>
          </table:table-cell>
          <table:table-cell office:value-type="float" office:value="939.7445" calcext:value-type="float">
            <text:p>939,74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5.3335" calcext:value-type="float">
            <text:p>385,3335</text:p>
          </table:table-cell>
          <table:table-cell office:value-type="float" office:value="909.7333" calcext:value-type="float">
            <text:p>909,7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5.3606" calcext:value-type="float">
            <text:p>235,3606</text:p>
          </table:table-cell>
          <table:table-cell office:value-type="float" office:value="832.3169" calcext:value-type="float">
            <text:p>832,31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8.9625" calcext:value-type="float">
            <text:p>268,9625</text:p>
          </table:table-cell>
          <table:table-cell office:value-type="float" office:value="1004.4489" calcext:value-type="float">
            <text:p>1004,44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5.1734" calcext:value-type="float">
            <text:p>335,1734</text:p>
          </table:table-cell>
          <table:table-cell office:value-type="float" office:value="1140.2906" calcext:value-type="float">
            <text:p>1140,29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1.6036" calcext:value-type="float">
            <text:p>321,6036</text:p>
          </table:table-cell>
          <table:table-cell office:value-type="float" office:value="1159.3933" calcext:value-type="float">
            <text:p>1159,39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1.7942" calcext:value-type="float">
            <text:p>251,7942</text:p>
          </table:table-cell>
          <table:table-cell office:value-type="float" office:value="1211.0211" calcext:value-type="float">
            <text:p>1211,02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7.8623" calcext:value-type="float">
            <text:p>427,8623</text:p>
          </table:table-cell>
          <table:table-cell office:value-type="float" office:value="1512.3493" calcext:value-type="float">
            <text:p>1512,34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1.7728" calcext:value-type="float">
            <text:p>441,7728</text:p>
          </table:table-cell>
          <table:table-cell office:value-type="float" office:value="1322.7338" calcext:value-type="float">
            <text:p>1322,73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8.1763" calcext:value-type="float">
            <text:p>258,1763</text:p>
          </table:table-cell>
          <table:table-cell office:value-type="float" office:value="1201.0895" calcext:value-type="float">
            <text:p>1201,08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6.6492" calcext:value-type="float">
            <text:p>266,6492</text:p>
          </table:table-cell>
          <table:table-cell office:value-type="float" office:value="1268.7974" calcext:value-type="float">
            <text:p>1268,79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.0861" calcext:value-type="float">
            <text:p>275,0861</text:p>
          </table:table-cell>
          <table:table-cell office:value-type="float" office:value="1284.2735" calcext:value-type="float">
            <text:p>1284,27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4.7689" calcext:value-type="float">
            <text:p>284,7689</text:p>
          </table:table-cell>
          <table:table-cell office:value-type="float" office:value="1347.271" calcext:value-type="float">
            <text:p>1347,2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2.1242" calcext:value-type="float">
            <text:p>272,1242</text:p>
          </table:table-cell>
          <table:table-cell office:value-type="float" office:value="1423.1855" calcext:value-type="float">
            <text:p>1423,18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0.817" calcext:value-type="float">
            <text:p>270,817</text:p>
          </table:table-cell>
          <table:table-cell office:value-type="float" office:value="1418.1747" calcext:value-type="float">
            <text:p>1418,17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3.4767" calcext:value-type="float">
            <text:p>283,4767</text:p>
          </table:table-cell>
          <table:table-cell office:value-type="float" office:value="1761.0947" calcext:value-type="float">
            <text:p>1761,09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1.5326" calcext:value-type="float">
            <text:p>291,5326</text:p>
          </table:table-cell>
          <table:table-cell office:value-type="float" office:value="1652.0499" calcext:value-type="float">
            <text:p>1652,04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3.3929" calcext:value-type="float">
            <text:p>293,3929</text:p>
          </table:table-cell>
          <table:table-cell office:value-type="float" office:value="1673.1147" calcext:value-type="float">
            <text:p>1673,11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7.0237" calcext:value-type="float">
            <text:p>317,0237</text:p>
          </table:table-cell>
          <table:table-cell office:value-type="float" office:value="1748.88" calcext:value-type="float">
            <text:p>1748,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0.5563" calcext:value-type="float">
            <text:p>410,5563</text:p>
          </table:table-cell>
          <table:table-cell office:value-type="float" office:value="1692.5648" calcext:value-type="float">
            <text:p>1692,56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8.3755" calcext:value-type="float">
            <text:p>308,3755</text:p>
          </table:table-cell>
          <table:table-cell office:value-type="float" office:value="1761.8518" calcext:value-type="float">
            <text:p>1761,85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8.4353" calcext:value-type="float">
            <text:p>318,4353</text:p>
          </table:table-cell>
          <table:table-cell office:value-type="float" office:value="1847.792" calcext:value-type="float">
            <text:p>1847,7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2.6199" calcext:value-type="float">
            <text:p>322,6199</text:p>
          </table:table-cell>
          <table:table-cell office:value-type="float" office:value="1877.1982" calcext:value-type="float">
            <text:p>1877,19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6.9876" calcext:value-type="float">
            <text:p>326,9876</text:p>
          </table:table-cell>
          <table:table-cell office:value-type="float" office:value="1896.8866" calcext:value-type="float">
            <text:p>1896,88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.7469" calcext:value-type="float">
            <text:p>330,7469</text:p>
          </table:table-cell>
          <table:table-cell office:value-type="float" office:value="2036.1605" calcext:value-type="float">
            <text:p>2036,16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9.2208" calcext:value-type="float">
            <text:p>339,2208</text:p>
          </table:table-cell>
          <table:table-cell office:value-type="float" office:value="2043.1841" calcext:value-type="float">
            <text:p>2043,18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1.5635" calcext:value-type="float">
            <text:p>331,5635</text:p>
          </table:table-cell>
          <table:table-cell office:value-type="float" office:value="2121.9502" calcext:value-type="float">
            <text:p>2121,95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0.1595" calcext:value-type="float">
            <text:p>380,1595</text:p>
          </table:table-cell>
          <table:table-cell office:value-type="float" office:value="2216.9469" calcext:value-type="float">
            <text:p>2216,94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1.2" calcext:value-type="float">
            <text:p>371,2</text:p>
          </table:table-cell>
          <table:table-cell office:value-type="float" office:value="2305.4695" calcext:value-type="float">
            <text:p>2305,46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0.7635" calcext:value-type="float">
            <text:p>480,7635</text:p>
          </table:table-cell>
          <table:table-cell office:value-type="float" office:value="2434.1175" calcext:value-type="float">
            <text:p>2434,11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7.11" calcext:value-type="float">
            <text:p>417,11</text:p>
          </table:table-cell>
          <table:table-cell office:value-type="float" office:value="2423.663" calcext:value-type="float">
            <text:p>2423,6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0.9392" calcext:value-type="float">
            <text:p>380,9392</text:p>
          </table:table-cell>
          <table:table-cell office:value-type="float" office:value="2513.8661" calcext:value-type="float">
            <text:p>2513,86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1.1014" calcext:value-type="float">
            <text:p>371,1014</text:p>
          </table:table-cell>
          <table:table-cell office:value-type="float" office:value="2540.9449" calcext:value-type="float">
            <text:p>2540,94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0.1448" calcext:value-type="float">
            <text:p>380,1448</text:p>
          </table:table-cell>
          <table:table-cell office:value-type="float" office:value="2554.9879" calcext:value-type="float">
            <text:p>2554,98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2.9712" calcext:value-type="float">
            <text:p>382,9712</text:p>
          </table:table-cell>
          <table:table-cell office:value-type="float" office:value="2566.8489" calcext:value-type="float">
            <text:p>2566,84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1.5116" calcext:value-type="float">
            <text:p>381,5116</text:p>
          </table:table-cell>
          <table:table-cell office:value-type="float" office:value="2720.1376" calcext:value-type="float">
            <text:p>2720,13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5.9241" calcext:value-type="float">
            <text:p>465,9241</text:p>
          </table:table-cell>
          <table:table-cell office:value-type="float" office:value="2724.5586" calcext:value-type="float">
            <text:p>2724,55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5.9919" calcext:value-type="float">
            <text:p>385,9919</text:p>
          </table:table-cell>
          <table:table-cell office:value-type="float" office:value="2704.3286" calcext:value-type="float">
            <text:p>2704,32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7.7248" calcext:value-type="float">
            <text:p>407,7248</text:p>
          </table:table-cell>
          <table:table-cell office:value-type="float" office:value="2925.375" calcext:value-type="float">
            <text:p>2925,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4.0354" calcext:value-type="float">
            <text:p>404,0354</text:p>
          </table:table-cell>
          <table:table-cell office:value-type="float" office:value="2913.3894" calcext:value-type="float">
            <text:p>2913,38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2.3558" calcext:value-type="float">
            <text:p>412,3558</text:p>
          </table:table-cell>
          <table:table-cell office:value-type="float" office:value="2991.671" calcext:value-type="float">
            <text:p>2991,6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2.6171" calcext:value-type="float">
            <text:p>422,6171</text:p>
          </table:table-cell>
          <table:table-cell office:value-type="float" office:value="3125.2724" calcext:value-type="float">
            <text:p>3125,27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1.7173" calcext:value-type="float">
            <text:p>421,7173</text:p>
          </table:table-cell>
          <table:table-cell office:value-type="float" office:value="3122.2452" calcext:value-type="float">
            <text:p>3122,24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6.2699" calcext:value-type="float">
            <text:p>476,2699</text:p>
          </table:table-cell>
          <table:table-cell office:value-type="float" office:value="3193.8004" calcext:value-type="float">
            <text:p>3193,8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2.3562" calcext:value-type="float">
            <text:p>452,3562</text:p>
          </table:table-cell>
          <table:table-cell office:value-type="float" office:value="3299.6137" calcext:value-type="float">
            <text:p>3299,61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1.9319" calcext:value-type="float">
            <text:p>431,9319</text:p>
          </table:table-cell>
          <table:table-cell office:value-type="float" office:value="3390.4303" calcext:value-type="float">
            <text:p>3390,43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4.7488" calcext:value-type="float">
            <text:p>484,7488</text:p>
          </table:table-cell>
          <table:table-cell office:value-type="float" office:value="3401.9618" calcext:value-type="float">
            <text:p>3401,96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3.2909" calcext:value-type="float">
            <text:p>433,2909</text:p>
          </table:table-cell>
          <table:table-cell office:value-type="float" office:value="3545.147" calcext:value-type="float">
            <text:p>3545,1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8.5164" calcext:value-type="float">
            <text:p>458,5164</text:p>
          </table:table-cell>
          <table:table-cell office:value-type="float" office:value="3553.9698" calcext:value-type="float">
            <text:p>3553,96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8.3174" calcext:value-type="float">
            <text:p>448,3174</text:p>
          </table:table-cell>
          <table:table-cell office:value-type="float" office:value="3731.4908" calcext:value-type="float">
            <text:p>3731,49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2.8105" calcext:value-type="float">
            <text:p>552,8105</text:p>
          </table:table-cell>
          <table:table-cell office:value-type="float" office:value="4407.5146" calcext:value-type="float">
            <text:p>4407,5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4.5351" calcext:value-type="float">
            <text:p>444,5351</text:p>
          </table:table-cell>
          <table:table-cell office:value-type="float" office:value="4035.9528" calcext:value-type="float">
            <text:p>4035,95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6.0165" calcext:value-type="float">
            <text:p>686,0165</text:p>
          </table:table-cell>
          <table:table-cell office:value-type="float" office:value="4061.021" calcext:value-type="float">
            <text:p>4061,0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.934" calcext:value-type="float">
            <text:p>484,934</text:p>
          </table:table-cell>
          <table:table-cell office:value-type="float" office:value="4053.5953" calcext:value-type="float">
            <text:p>4053,59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7.1059" calcext:value-type="float">
            <text:p>707,1059</text:p>
          </table:table-cell>
          <table:table-cell office:value-type="float" office:value="4571.6683" calcext:value-type="float">
            <text:p>4571,66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2.3091" calcext:value-type="float">
            <text:p>522,3091</text:p>
          </table:table-cell>
          <table:table-cell office:value-type="float" office:value="4875.1893" calcext:value-type="float">
            <text:p>4875,18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6.9389" calcext:value-type="float">
            <text:p>486,9389</text:p>
          </table:table-cell>
          <table:table-cell office:value-type="float" office:value="4347.1586" calcext:value-type="float">
            <text:p>4347,15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8.35" calcext:value-type="float">
            <text:p>488,35</text:p>
          </table:table-cell>
          <table:table-cell office:value-type="float" office:value="4211.2991" calcext:value-type="float">
            <text:p>4211,29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5.0222" calcext:value-type="float">
            <text:p>495,0222</text:p>
          </table:table-cell>
          <table:table-cell office:value-type="float" office:value="4376.342" calcext:value-type="float">
            <text:p>4376,3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1.8381" calcext:value-type="float">
            <text:p>531,8381</text:p>
          </table:table-cell>
          <table:table-cell office:value-type="float" office:value="4280.866" calcext:value-type="float">
            <text:p>4280,8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5.3559" calcext:value-type="float">
            <text:p>545,3559</text:p>
          </table:table-cell>
          <table:table-cell office:value-type="float" office:value="4599.298" calcext:value-type="float">
            <text:p>4599,2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43.5586" calcext:value-type="float">
            <text:p>543,5586</text:p>
          </table:table-cell>
          <table:table-cell office:value-type="float" office:value="4759.7455" calcext:value-type="float">
            <text:p>4759,74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7.4403" calcext:value-type="float">
            <text:p>527,4403</text:p>
          </table:table-cell>
          <table:table-cell office:value-type="float" office:value="5473.1203" calcext:value-type="float">
            <text:p>5473,12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8.6353" calcext:value-type="float">
            <text:p>518,6353</text:p>
          </table:table-cell>
          <table:table-cell office:value-type="float" office:value="5259.3847" calcext:value-type="float">
            <text:p>5259,3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1.7097" calcext:value-type="float">
            <text:p>671,7097</text:p>
          </table:table-cell>
          <table:table-cell office:value-type="float" office:value="5731.7933" calcext:value-type="float">
            <text:p>5731,79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33.8243" calcext:value-type="float">
            <text:p>733,8243</text:p>
          </table:table-cell>
          <table:table-cell office:value-type="float" office:value="6122.8995" calcext:value-type="float">
            <text:p>6122,899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53.6471" calcext:value-type="float">
            <text:p>853,6471</text:p>
          </table:table-cell>
          <table:table-cell office:value-type="float" office:value="5294.1059" calcext:value-type="float">
            <text:p>5294,10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5.9704" calcext:value-type="float">
            <text:p>705,9704</text:p>
          </table:table-cell>
          <table:table-cell office:value-type="float" office:value="5880.7729" calcext:value-type="float">
            <text:p>5880,77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8.0342" calcext:value-type="float">
            <text:p>558,0342</text:p>
          </table:table-cell>
          <table:table-cell office:value-type="float" office:value="6167.3738" calcext:value-type="float">
            <text:p>6167,37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9.4983" calcext:value-type="float">
            <text:p>579,4983</text:p>
          </table:table-cell>
          <table:table-cell office:value-type="float" office:value="5794.8456" calcext:value-type="float">
            <text:p>5794,84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26.221" calcext:value-type="float">
            <text:p>626,221</text:p>
          </table:table-cell>
          <table:table-cell office:value-type="float" office:value="5925.6975" calcext:value-type="float">
            <text:p>5925,69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5.3497" calcext:value-type="float">
            <text:p>645,3497</text:p>
          </table:table-cell>
          <table:table-cell office:value-type="float" office:value="6002.9493" calcext:value-type="float">
            <text:p>6002,94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11.0114" calcext:value-type="float">
            <text:p>611,0114</text:p>
          </table:table-cell>
          <table:table-cell office:value-type="float" office:value="6075.4424" calcext:value-type="float">
            <text:p>6075,44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9.8012" calcext:value-type="float">
            <text:p>579,8012</text:p>
          </table:table-cell>
          <table:table-cell office:value-type="float" office:value="5976.7544" calcext:value-type="float">
            <text:p>5976,75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4.4836" calcext:value-type="float">
            <text:p>624,4836</text:p>
          </table:table-cell>
          <table:table-cell office:value-type="float" office:value="6041.1474" calcext:value-type="float">
            <text:p>6041,14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68.0024" calcext:value-type="float">
            <text:p>768,0024</text:p>
          </table:table-cell>
          <table:table-cell office:value-type="float" office:value="6256.5443" calcext:value-type="float">
            <text:p>6256,54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19.1696" calcext:value-type="float">
            <text:p>719,1696</text:p>
          </table:table-cell>
          <table:table-cell office:value-type="float" office:value="6861.0758" calcext:value-type="float">
            <text:p>6861,07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77.324" calcext:value-type="float">
            <text:p>577,324</text:p>
          </table:table-cell>
          <table:table-cell office:value-type="float" office:value="6234.903" calcext:value-type="float">
            <text:p>6234,9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76.7522" calcext:value-type="float">
            <text:p>576,7522</text:p>
          </table:table-cell>
          <table:table-cell office:value-type="float" office:value="6009.4925" calcext:value-type="float">
            <text:p>6009,49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87.0096" calcext:value-type="float">
            <text:p>587,0096</text:p>
          </table:table-cell>
          <table:table-cell office:value-type="float" office:value="6085.0854" calcext:value-type="float">
            <text:p>6085,08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8.805" calcext:value-type="float">
            <text:p>618,805</text:p>
          </table:table-cell>
          <table:table-cell office:value-type="float" office:value="6278.6101" calcext:value-type="float">
            <text:p>6278,61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1.6656" calcext:value-type="float">
            <text:p>571,6656</text:p>
          </table:table-cell>
          <table:table-cell office:value-type="float" office:value="6344.9871" calcext:value-type="float">
            <text:p>6344,98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97.8274" calcext:value-type="float">
            <text:p>597,8274</text:p>
          </table:table-cell>
          <table:table-cell office:value-type="float" office:value="6801.8396" calcext:value-type="float">
            <text:p>6801,83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5.9903" calcext:value-type="float">
            <text:p>715,9903</text:p>
          </table:table-cell>
          <table:table-cell office:value-type="float" office:value="7661.0987" calcext:value-type="float">
            <text:p>7661,09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8.8576" calcext:value-type="float">
            <text:p>768,8576</text:p>
          </table:table-cell>
          <table:table-cell office:value-type="float" office:value="6685.1275" calcext:value-type="float">
            <text:p>6685,12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66.8121" calcext:value-type="float">
            <text:p>666,8121</text:p>
          </table:table-cell>
          <table:table-cell office:value-type="float" office:value="6747.5432" calcext:value-type="float">
            <text:p>6747,54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3.2207" calcext:value-type="float">
            <text:p>623,2207</text:p>
          </table:table-cell>
          <table:table-cell office:value-type="float" office:value="7727.7022" calcext:value-type="float">
            <text:p>7727,70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25.1708" calcext:value-type="float">
            <text:p>625,1708</text:p>
          </table:table-cell>
          <table:table-cell office:value-type="float" office:value="6848.095" calcext:value-type="float">
            <text:p>6848,09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1.3657" calcext:value-type="float">
            <text:p>611,3657</text:p>
          </table:table-cell>
          <table:table-cell office:value-type="float" office:value="7050.0807" calcext:value-type="float">
            <text:p>7050,08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5.6378" calcext:value-type="float">
            <text:p>625,6378</text:p>
          </table:table-cell>
          <table:table-cell office:value-type="float" office:value="7099.1092" calcext:value-type="float">
            <text:p>7099,10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4.4767" calcext:value-type="float">
            <text:p>704,4767</text:p>
          </table:table-cell>
          <table:table-cell office:value-type="float" office:value="7189.8313" calcext:value-type="float">
            <text:p>7189,83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6.275" calcext:value-type="float">
            <text:p>646,275</text:p>
          </table:table-cell>
          <table:table-cell office:value-type="float" office:value="7266.984" calcext:value-type="float">
            <text:p>7266,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4.2639" calcext:value-type="float">
            <text:p>624,2639</text:p>
          </table:table-cell>
          <table:table-cell office:value-type="float" office:value="8464.0057" calcext:value-type="float">
            <text:p>8464,005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9.1709" calcext:value-type="float">
            <text:p>879,1709</text:p>
          </table:table-cell>
          <table:table-cell office:value-type="float" office:value="7382.9927" calcext:value-type="float">
            <text:p>7382,99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14.5827" calcext:value-type="float">
            <text:p>614,5827</text:p>
          </table:table-cell>
          <table:table-cell office:value-type="float" office:value="8155.7569" calcext:value-type="float">
            <text:p>8155,75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84.6471" calcext:value-type="float">
            <text:p>684,6471</text:p>
          </table:table-cell>
          <table:table-cell office:value-type="float" office:value="7677.6184" calcext:value-type="float">
            <text:p>7677,61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7.0081" calcext:value-type="float">
            <text:p>627,0081</text:p>
          </table:table-cell>
          <table:table-cell office:value-type="float" office:value="7746.4404" calcext:value-type="float">
            <text:p>7746,44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7.7574" calcext:value-type="float">
            <text:p>657,7574</text:p>
          </table:table-cell>
          <table:table-cell office:value-type="float" office:value="7936.7221" calcext:value-type="float">
            <text:p>7936,72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82.641" calcext:value-type="float">
            <text:p>682,641</text:p>
          </table:table-cell>
          <table:table-cell office:value-type="float" office:value="8894.4082" calcext:value-type="float">
            <text:p>8894,40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56.4476" calcext:value-type="float">
            <text:p>756,4476</text:p>
          </table:table-cell>
          <table:table-cell office:value-type="float" office:value="8700.8638" calcext:value-type="float">
            <text:p>8700,86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62.2101" calcext:value-type="float">
            <text:p>762,2101</text:p>
          </table:table-cell>
          <table:table-cell office:value-type="float" office:value="9607.1429" calcext:value-type="float">
            <text:p>9607,14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34.163" calcext:value-type="float">
            <text:p>634,163</text:p>
          </table:table-cell>
          <table:table-cell office:value-type="float" office:value="8004.3885" calcext:value-type="float">
            <text:p>8004,3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3.3934" calcext:value-type="float">
            <text:p>703,3934</text:p>
          </table:table-cell>
          <table:table-cell office:value-type="float" office:value="9879.1351" calcext:value-type="float">
            <text:p>9879,13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71.3888" calcext:value-type="float">
            <text:p>671,3888</text:p>
          </table:table-cell>
          <table:table-cell office:value-type="float" office:value="8206.6505" calcext:value-type="float">
            <text:p>8206,65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74.9015" calcext:value-type="float">
            <text:p>674,9015</text:p>
          </table:table-cell>
          <table:table-cell office:value-type="float" office:value="9212.1345" calcext:value-type="float">
            <text:p>9212,13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17.2711" calcext:value-type="float">
            <text:p>717,2711</text:p>
          </table:table-cell>
          <table:table-cell office:value-type="float" office:value="10229.2573" calcext:value-type="float">
            <text:p>10229,25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39.6818" calcext:value-type="float">
            <text:p>739,6818</text:p>
          </table:table-cell>
          <table:table-cell office:value-type="float" office:value="10289.923" calcext:value-type="float">
            <text:p>10289,9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79.4859" calcext:value-type="float">
            <text:p>879,4859</text:p>
          </table:table-cell>
          <table:table-cell office:value-type="float" office:value="9460.0521" calcext:value-type="float">
            <text:p>9460,05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71.7098" calcext:value-type="float">
            <text:p>871,7098</text:p>
          </table:table-cell>
          <table:table-cell office:value-type="float" office:value="9994.7776" calcext:value-type="float">
            <text:p>9994,77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64.7099" calcext:value-type="float">
            <text:p>1064,7099</text:p>
          </table:table-cell>
          <table:table-cell office:value-type="float" office:value="10749.129" calcext:value-type="float">
            <text:p>10749,1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1.0117" calcext:value-type="float">
            <text:p>1071,0117</text:p>
          </table:table-cell>
          <table:table-cell office:value-type="float" office:value="10474.1368" calcext:value-type="float">
            <text:p>10474,13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41.6192" calcext:value-type="float">
            <text:p>741,6192</text:p>
          </table:table-cell>
          <table:table-cell office:value-type="float" office:value="9487.0278" calcext:value-type="float">
            <text:p>9487,02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1.739" calcext:value-type="float">
            <text:p>751,739</text:p>
          </table:table-cell>
          <table:table-cell office:value-type="float" office:value="10499.2069" calcext:value-type="float">
            <text:p>10499,20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2.2464" calcext:value-type="float">
            <text:p>1072,2464</text:p>
          </table:table-cell>
          <table:table-cell office:value-type="float" office:value="10467.7769" calcext:value-type="float">
            <text:p>10467,7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8.8481" calcext:value-type="float">
            <text:p>738,8481</text:p>
          </table:table-cell>
          <table:table-cell office:value-type="float" office:value="11162.2315" calcext:value-type="float">
            <text:p>11162,23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20.7183" calcext:value-type="float">
            <text:p>920,7183</text:p>
          </table:table-cell>
          <table:table-cell office:value-type="float" office:value="11154.8073" calcext:value-type="float">
            <text:p>11154,80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0.278" calcext:value-type="float">
            <text:p>790,278</text:p>
          </table:table-cell>
          <table:table-cell office:value-type="float" office:value="10082.436" calcext:value-type="float">
            <text:p>10082,4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89.524" calcext:value-type="float">
            <text:p>789,524</text:p>
          </table:table-cell>
          <table:table-cell office:value-type="float" office:value="10432.348" calcext:value-type="float">
            <text:p>10432,3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67.0943" calcext:value-type="float">
            <text:p>767,0943</text:p>
          </table:table-cell>
          <table:table-cell office:value-type="float" office:value="10202.8805" calcext:value-type="float">
            <text:p>10202,88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1.3589" calcext:value-type="float">
            <text:p>821,3589</text:p>
          </table:table-cell>
          <table:table-cell office:value-type="float" office:value="10445.4186" calcext:value-type="float">
            <text:p>10445,41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1.1125" calcext:value-type="float">
            <text:p>1021,1125</text:p>
          </table:table-cell>
          <table:table-cell office:value-type="float" office:value="11703.0047" calcext:value-type="float">
            <text:p>11703,00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35.0858" calcext:value-type="float">
            <text:p>935,0858</text:p>
          </table:table-cell>
          <table:table-cell office:value-type="float" office:value="10982.6424" calcext:value-type="float">
            <text:p>10982,64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3.8072" calcext:value-type="float">
            <text:p>1033,8072</text:p>
          </table:table-cell>
          <table:table-cell office:value-type="float" office:value="12782.507" calcext:value-type="float">
            <text:p>12782,5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89.1691" calcext:value-type="float">
            <text:p>989,1691</text:p>
          </table:table-cell>
          <table:table-cell office:value-type="float" office:value="11984.0457" calcext:value-type="float">
            <text:p>11984,04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4.784" calcext:value-type="float">
            <text:p>944,784</text:p>
          </table:table-cell>
          <table:table-cell office:value-type="float" office:value="12112.0734" calcext:value-type="float">
            <text:p>12112,07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72.7608" calcext:value-type="float">
            <text:p>1372,7608</text:p>
          </table:table-cell>
          <table:table-cell office:value-type="float" office:value="13279.2574" calcext:value-type="float">
            <text:p>13279,25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7.3661" calcext:value-type="float">
            <text:p>1057,3661</text:p>
          </table:table-cell>
          <table:table-cell office:value-type="float" office:value="12688.4432" calcext:value-type="float">
            <text:p>12688,44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44.1623" calcext:value-type="float">
            <text:p>1044,1623</text:p>
          </table:table-cell>
          <table:table-cell office:value-type="float" office:value="12847.72" calcext:value-type="float">
            <text:p>12847,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91.1495" calcext:value-type="float">
            <text:p>891,1495</text:p>
          </table:table-cell>
          <table:table-cell office:value-type="float" office:value="11382.0784" calcext:value-type="float">
            <text:p>11382,07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13.4717" calcext:value-type="float">
            <text:p>1013,4717</text:p>
          </table:table-cell>
          <table:table-cell office:value-type="float" office:value="11641.1937" calcext:value-type="float">
            <text:p>11641,1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69.6816" calcext:value-type="float">
            <text:p>869,6816</text:p>
          </table:table-cell>
          <table:table-cell office:value-type="float" office:value="11862.3239" calcext:value-type="float">
            <text:p>11862,32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7.4663" calcext:value-type="float">
            <text:p>977,4663</text:p>
          </table:table-cell>
          <table:table-cell office:value-type="float" office:value="11818.8972" calcext:value-type="float">
            <text:p>11818,89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03.2651" calcext:value-type="float">
            <text:p>903,2651</text:p>
          </table:table-cell>
          <table:table-cell office:value-type="float" office:value="12437.4768" calcext:value-type="float">
            <text:p>12437,47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9.5105" calcext:value-type="float">
            <text:p>939,5105</text:p>
          </table:table-cell>
          <table:table-cell office:value-type="float" office:value="11956.2774" calcext:value-type="float">
            <text:p>11956,27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33.5937" calcext:value-type="float">
            <text:p>833,5937</text:p>
          </table:table-cell>
          <table:table-cell office:value-type="float" office:value="12226.9358" calcext:value-type="float">
            <text:p>12226,93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8.6093" calcext:value-type="float">
            <text:p>958,6093</text:p>
          </table:table-cell>
          <table:table-cell office:value-type="float" office:value="12276.4401" calcext:value-type="float">
            <text:p>12276,44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66.7181" calcext:value-type="float">
            <text:p>866,7181</text:p>
          </table:table-cell>
          <table:table-cell office:value-type="float" office:value="13092.7659" calcext:value-type="float">
            <text:p>13092,76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53.6472" calcext:value-type="float">
            <text:p>853,6472</text:p>
          </table:table-cell>
          <table:table-cell office:value-type="float" office:value="12946.9256" calcext:value-type="float">
            <text:p>12946,92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18.0355" calcext:value-type="float">
            <text:p>818,0355</text:p>
          </table:table-cell>
          <table:table-cell office:value-type="float" office:value="13140.5735" calcext:value-type="float">
            <text:p>13140,57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6.8173" calcext:value-type="float">
            <text:p>876,8173</text:p>
          </table:table-cell>
          <table:table-cell office:value-type="float" office:value="13231.7461" calcext:value-type="float">
            <text:p>13231,74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41.3129" calcext:value-type="float">
            <text:p>1141,3129</text:p>
          </table:table-cell>
          <table:table-cell office:value-type="float" office:value="14431.4281" calcext:value-type="float">
            <text:p>14431,42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21.3919" calcext:value-type="float">
            <text:p>1021,3919</text:p>
          </table:table-cell>
          <table:table-cell office:value-type="float" office:value="13514.8572" calcext:value-type="float">
            <text:p>13514,85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73.3282" calcext:value-type="float">
            <text:p>873,3282</text:p>
          </table:table-cell>
          <table:table-cell office:value-type="float" office:value="13314.9719" calcext:value-type="float">
            <text:p>13314,97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63.9739" calcext:value-type="float">
            <text:p>1063,9739</text:p>
          </table:table-cell>
          <table:table-cell office:value-type="float" office:value="13364.5849" calcext:value-type="float">
            <text:p>13364,58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2.1749" calcext:value-type="float">
            <text:p>972,1749</text:p>
          </table:table-cell>
          <table:table-cell office:value-type="float" office:value="13313.335" calcext:value-type="float">
            <text:p>13313,3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16.1914" calcext:value-type="float">
            <text:p>1016,1914</text:p>
          </table:table-cell>
          <table:table-cell office:value-type="float" office:value="13563.0934" calcext:value-type="float">
            <text:p>13563,09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06.3764" calcext:value-type="float">
            <text:p>906,3764</text:p>
          </table:table-cell>
          <table:table-cell office:value-type="float" office:value="13915.5642" calcext:value-type="float">
            <text:p>13915,56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5.5513" calcext:value-type="float">
            <text:p>955,5513</text:p>
          </table:table-cell>
          <table:table-cell office:value-type="float" office:value="13947.9828" calcext:value-type="float">
            <text:p>13947,98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24.4939" calcext:value-type="float">
            <text:p>1024,4939</text:p>
          </table:table-cell>
          <table:table-cell office:value-type="float" office:value="14614.6902" calcext:value-type="float">
            <text:p>14614,69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6.8462" calcext:value-type="float">
            <text:p>1016,8462</text:p>
          </table:table-cell>
          <table:table-cell office:value-type="float" office:value="14963.6762" calcext:value-type="float">
            <text:p>14963,67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5.0608" calcext:value-type="float">
            <text:p>965,0608</text:p>
          </table:table-cell>
          <table:table-cell office:value-type="float" office:value="14291.7926" calcext:value-type="float">
            <text:p>14291,7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90.0937" calcext:value-type="float">
            <text:p>1090,0937</text:p>
          </table:table-cell>
          <table:table-cell office:value-type="float" office:value="14605.6785" calcext:value-type="float">
            <text:p>14605,67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8.3497" calcext:value-type="float">
            <text:p>1008,3497</text:p>
          </table:table-cell>
          <table:table-cell office:value-type="float" office:value="15415.4283" calcext:value-type="float">
            <text:p>15415,428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30.0351" calcext:value-type="float">
            <text:p>1130,0351</text:p>
          </table:table-cell>
          <table:table-cell office:value-type="float" office:value="15158.181" calcext:value-type="float">
            <text:p>15158,1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0.5767" calcext:value-type="float">
            <text:p>950,5767</text:p>
          </table:table-cell>
          <table:table-cell office:value-type="float" office:value="14958.214" calcext:value-type="float">
            <text:p>14958,2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9.0788" calcext:value-type="float">
            <text:p>1019,0788</text:p>
          </table:table-cell>
          <table:table-cell office:value-type="float" office:value="16046.4291" calcext:value-type="float">
            <text:p>16046,42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4.3726" calcext:value-type="float">
            <text:p>1014,3726</text:p>
          </table:table-cell>
          <table:table-cell office:value-type="float" office:value="16728.2915" calcext:value-type="float">
            <text:p>16728,29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14.9809" calcext:value-type="float">
            <text:p>1114,9809</text:p>
          </table:table-cell>
          <table:table-cell office:value-type="float" office:value="17181.9521" calcext:value-type="float">
            <text:p>17181,95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85.8743" calcext:value-type="float">
            <text:p>1185,8743</text:p>
          </table:table-cell>
          <table:table-cell office:value-type="float" office:value="17515.904" calcext:value-type="float">
            <text:p>17515,9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99.2029" calcext:value-type="float">
            <text:p>999,2029</text:p>
          </table:table-cell>
          <table:table-cell office:value-type="float" office:value="16816.2745" calcext:value-type="float">
            <text:p>16816,27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51.98" calcext:value-type="float">
            <text:p>1251,98</text:p>
          </table:table-cell>
          <table:table-cell office:value-type="float" office:value="17210.3589" calcext:value-type="float">
            <text:p>17210,35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70.2516" calcext:value-type="float">
            <text:p>1170,2516</text:p>
          </table:table-cell>
          <table:table-cell office:value-type="float" office:value="15796.483" calcext:value-type="float">
            <text:p>15796,4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30.7041" calcext:value-type="float">
            <text:p>1030,7041</text:p>
          </table:table-cell>
          <table:table-cell office:value-type="float" office:value="15820.0523" calcext:value-type="float">
            <text:p>15820,05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7.5595" calcext:value-type="float">
            <text:p>957,5595</text:p>
          </table:table-cell>
          <table:table-cell office:value-type="float" office:value="16310.6903" calcext:value-type="float">
            <text:p>16310,69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5.9253" calcext:value-type="float">
            <text:p>1045,9253</text:p>
          </table:table-cell>
          <table:table-cell office:value-type="float" office:value="16357.9511" calcext:value-type="float">
            <text:p>16357,95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01.3699" calcext:value-type="float">
            <text:p>1101,3699</text:p>
          </table:table-cell>
          <table:table-cell office:value-type="float" office:value="16644.0489" calcext:value-type="float">
            <text:p>16644,04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60.1614" calcext:value-type="float">
            <text:p>960,1614</text:p>
          </table:table-cell>
          <table:table-cell office:value-type="float" office:value="16265.582" calcext:value-type="float">
            <text:p>16265,5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80.5043" calcext:value-type="float">
            <text:p>1080,5043</text:p>
          </table:table-cell>
          <table:table-cell office:value-type="float" office:value="16810.3814" calcext:value-type="float">
            <text:p>16810,38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5.2013" calcext:value-type="float">
            <text:p>1005,2013</text:p>
          </table:table-cell>
          <table:table-cell office:value-type="float" office:value="16517.5614" calcext:value-type="float">
            <text:p>16517,56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85.0598" calcext:value-type="float">
            <text:p>985,0598</text:p>
          </table:table-cell>
          <table:table-cell office:value-type="float" office:value="17070.4401" calcext:value-type="float">
            <text:p>17070,44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13.1798" calcext:value-type="float">
            <text:p>1013,1798</text:p>
          </table:table-cell>
          <table:table-cell office:value-type="float" office:value="17390.6978" calcext:value-type="float">
            <text:p>17390,69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64.7279" calcext:value-type="float">
            <text:p>1064,7279</text:p>
          </table:table-cell>
          <table:table-cell office:value-type="float" office:value="17050.2713" calcext:value-type="float">
            <text:p>17050,27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14.8897" calcext:value-type="float">
            <text:p>1014,8897</text:p>
          </table:table-cell>
          <table:table-cell office:value-type="float" office:value="17323.5619" calcext:value-type="float">
            <text:p>17323,56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93.9905" calcext:value-type="float">
            <text:p>993,9905</text:p>
          </table:table-cell>
          <table:table-cell office:value-type="float" office:value="17545.437" calcext:value-type="float">
            <text:p>17545,4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57.317" calcext:value-type="float">
            <text:p>1157,317</text:p>
          </table:table-cell>
          <table:table-cell office:value-type="float" office:value="18740.5497" calcext:value-type="float">
            <text:p>18740,54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93.0802" calcext:value-type="float">
            <text:p>1193,0802</text:p>
          </table:table-cell>
          <table:table-cell office:value-type="float" office:value="19968.7618" calcext:value-type="float">
            <text:p>19968,76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75.2633" calcext:value-type="float">
            <text:p>1575,2633</text:p>
          </table:table-cell>
          <table:table-cell office:value-type="float" office:value="19209.7766" calcext:value-type="float">
            <text:p>19209,776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12.1073" calcext:value-type="float">
            <text:p>1412,1073</text:p>
          </table:table-cell>
          <table:table-cell office:value-type="float" office:value="19825.7154" calcext:value-type="float">
            <text:p>19825,71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36.3621" calcext:value-type="float">
            <text:p>1536,3621</text:p>
          </table:table-cell>
          <table:table-cell office:value-type="float" office:value="18805.7531" calcext:value-type="float">
            <text:p>18805,75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77.3187" calcext:value-type="float">
            <text:p>1277,3187</text:p>
          </table:table-cell>
          <table:table-cell office:value-type="float" office:value="19715.9432" calcext:value-type="float">
            <text:p>19715,94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65.0583" calcext:value-type="float">
            <text:p>1565,0583</text:p>
          </table:table-cell>
          <table:table-cell office:value-type="float" office:value="18573.3102" calcext:value-type="float">
            <text:p>18573,31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19.6877" calcext:value-type="float">
            <text:p>1019,6877</text:p>
          </table:table-cell>
          <table:table-cell office:value-type="float" office:value="20289.9702" calcext:value-type="float">
            <text:p>20289,97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65.7032" calcext:value-type="float">
            <text:p>1165,7032</text:p>
          </table:table-cell>
          <table:table-cell office:value-type="float" office:value="21868.2325" calcext:value-type="float">
            <text:p>21868,23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28.7949" calcext:value-type="float">
            <text:p>1228,7949</text:p>
          </table:table-cell>
          <table:table-cell office:value-type="float" office:value="20467.9625" calcext:value-type="float">
            <text:p>20467,9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96.0566" calcext:value-type="float">
            <text:p>1196,0566</text:p>
          </table:table-cell>
          <table:table-cell office:value-type="float" office:value="21484.3668" calcext:value-type="float">
            <text:p>21484,36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91.3229" calcext:value-type="float">
            <text:p>1191,3229</text:p>
          </table:table-cell>
          <table:table-cell office:value-type="float" office:value="22403.8785" calcext:value-type="float">
            <text:p>22403,878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60.308" calcext:value-type="float">
            <text:p>1160,308</text:p>
          </table:table-cell>
          <table:table-cell office:value-type="float" office:value="20467.9372" calcext:value-type="float">
            <text:p>20467,93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66.5579" calcext:value-type="float">
            <text:p>1066,5579</text:p>
          </table:table-cell>
          <table:table-cell office:value-type="float" office:value="19666.6374" calcext:value-type="float">
            <text:p>19666,63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46.6598" calcext:value-type="float">
            <text:p>1246,6598</text:p>
          </table:table-cell>
          <table:table-cell office:value-type="float" office:value="19719.2948" calcext:value-type="float">
            <text:p>19719,294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64.1992" calcext:value-type="float">
            <text:p>1064,1992</text:p>
          </table:table-cell>
          <table:table-cell office:value-type="float" office:value="20187.3724" calcext:value-type="float">
            <text:p>20187,37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72.2392" calcext:value-type="float">
            <text:p>1072,2392</text:p>
          </table:table-cell>
          <table:table-cell office:value-type="float" office:value="20044.5725" calcext:value-type="float">
            <text:p>20044,57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78.9713" calcext:value-type="float">
            <text:p>1178,9713</text:p>
          </table:table-cell>
          <table:table-cell office:value-type="float" office:value="20180.2015" calcext:value-type="float">
            <text:p>20180,20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55.8121" calcext:value-type="float">
            <text:p>1555,8121</text:p>
          </table:table-cell>
          <table:table-cell office:value-type="float" office:value="22115.9906" calcext:value-type="float">
            <text:p>22115,99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70.5547" calcext:value-type="float">
            <text:p>1370,5547</text:p>
          </table:table-cell>
          <table:table-cell office:value-type="float" office:value="20955.3473" calcext:value-type="float">
            <text:p>20955,34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09.0709" calcext:value-type="float">
            <text:p>1209,0709</text:p>
          </table:table-cell>
          <table:table-cell office:value-type="float" office:value="23182.1791" calcext:value-type="float">
            <text:p>23182,179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3.6952" calcext:value-type="float">
            <text:p>1113,6952</text:p>
          </table:table-cell>
          <table:table-cell office:value-type="float" office:value="22134.4996" calcext:value-type="float">
            <text:p>22134,49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16.1845" calcext:value-type="float">
            <text:p>1116,1845</text:p>
          </table:table-cell>
          <table:table-cell office:value-type="float" office:value="21441.836" calcext:value-type="float">
            <text:p>21441,8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3.535" calcext:value-type="float">
            <text:p>1093,535</text:p>
          </table:table-cell>
          <table:table-cell office:value-type="float" office:value="21109.0829" calcext:value-type="float">
            <text:p>21109,08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61.9158" calcext:value-type="float">
            <text:p>1261,9158</text:p>
          </table:table-cell>
          <table:table-cell office:value-type="float" office:value="22935.0001" calcext:value-type="float">
            <text:p>22935,00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48.4843" calcext:value-type="float">
            <text:p>1148,4843</text:p>
          </table:table-cell>
          <table:table-cell office:value-type="float" office:value="21602.4278" calcext:value-type="float">
            <text:p>21602,42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07.4449" calcext:value-type="float">
            <text:p>1107,4449</text:p>
          </table:table-cell>
          <table:table-cell office:value-type="float" office:value="21501.3573" calcext:value-type="float">
            <text:p>21501,35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84.1873" calcext:value-type="float">
            <text:p>1184,1873</text:p>
          </table:table-cell>
          <table:table-cell office:value-type="float" office:value="21986.8065" calcext:value-type="float">
            <text:p>21986,80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18.4601" calcext:value-type="float">
            <text:p>1118,4601</text:p>
          </table:table-cell>
          <table:table-cell office:value-type="float" office:value="21779.3954" calcext:value-type="float">
            <text:p>21779,39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3.4769" calcext:value-type="float">
            <text:p>1243,4769</text:p>
          </table:table-cell>
          <table:table-cell office:value-type="float" office:value="22894.8393" calcext:value-type="float">
            <text:p>22894,83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8.6932" calcext:value-type="float">
            <text:p>1258,6932</text:p>
          </table:table-cell>
          <table:table-cell office:value-type="float" office:value="25050.262" calcext:value-type="float">
            <text:p>25050,2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58.9019" calcext:value-type="float">
            <text:p>1258,9019</text:p>
          </table:table-cell>
          <table:table-cell office:value-type="float" office:value="25083.703" calcext:value-type="float">
            <text:p>25083,7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88.5518" calcext:value-type="float">
            <text:p>1388,5518</text:p>
          </table:table-cell>
          <table:table-cell office:value-type="float" office:value="26752.8415" calcext:value-type="float">
            <text:p>26752,84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13.313" calcext:value-type="float">
            <text:p>1813,313</text:p>
          </table:table-cell>
          <table:table-cell office:value-type="float" office:value="26370.2275" calcext:value-type="float">
            <text:p>26370,22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93.7806" calcext:value-type="float">
            <text:p>1493,7806</text:p>
          </table:table-cell>
          <table:table-cell office:value-type="float" office:value="23144.6172" calcext:value-type="float">
            <text:p>23144,61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40.711" calcext:value-type="float">
            <text:p>1240,711</text:p>
          </table:table-cell>
          <table:table-cell office:value-type="float" office:value="24156.8626" calcext:value-type="float">
            <text:p>24156,86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73.756" calcext:value-type="float">
            <text:p>1273,756</text:p>
          </table:table-cell>
          <table:table-cell office:value-type="float" office:value="25147.8063" calcext:value-type="float">
            <text:p>25147,80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58.7876" calcext:value-type="float">
            <text:p>1158,7876</text:p>
          </table:table-cell>
          <table:table-cell office:value-type="float" office:value="24988.7557" calcext:value-type="float">
            <text:p>24988,75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52.2868" calcext:value-type="float">
            <text:p>1152,2868</text:p>
          </table:table-cell>
          <table:table-cell office:value-type="float" office:value="24283.7748" calcext:value-type="float">
            <text:p>24283,77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28.6304" calcext:value-type="float">
            <text:p>1128,6304</text:p>
          </table:table-cell>
          <table:table-cell office:value-type="float" office:value="23832.3937" calcext:value-type="float">
            <text:p>23832,39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4.1615" calcext:value-type="float">
            <text:p>1134,1615</text:p>
          </table:table-cell>
          <table:table-cell office:value-type="float" office:value="25281.6327" calcext:value-type="float">
            <text:p>25281,63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81.176" calcext:value-type="float">
            <text:p>1281,176</text:p>
          </table:table-cell>
          <table:table-cell office:value-type="float" office:value="24534.0033" calcext:value-type="float">
            <text:p>24534,00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80.6811" calcext:value-type="float">
            <text:p>1180,6811</text:p>
          </table:table-cell>
          <table:table-cell office:value-type="float" office:value="25633.0971" calcext:value-type="float">
            <text:p>25633,097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65.6806" calcext:value-type="float">
            <text:p>1165,6806</text:p>
          </table:table-cell>
          <table:table-cell office:value-type="float" office:value="26046.2833" calcext:value-type="float">
            <text:p>26046,28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58.4713" calcext:value-type="float">
            <text:p>1158,4713</text:p>
          </table:table-cell>
          <table:table-cell office:value-type="float" office:value="26471.4205" calcext:value-type="float">
            <text:p>26471,42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21.6375" calcext:value-type="float">
            <text:p>1221,6375</text:p>
          </table:table-cell>
          <table:table-cell office:value-type="float" office:value="26292.2921" calcext:value-type="float">
            <text:p>26292,29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97.3871" calcext:value-type="float">
            <text:p>1197,3871</text:p>
          </table:table-cell>
          <table:table-cell office:value-type="float" office:value="25349.1593" calcext:value-type="float">
            <text:p>25349,159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02.6728" calcext:value-type="float">
            <text:p>1202,6728</text:p>
          </table:table-cell>
          <table:table-cell office:value-type="float" office:value="25219.7714" calcext:value-type="float">
            <text:p>25219,77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62.8919" calcext:value-type="float">
            <text:p>1162,8919</text:p>
          </table:table-cell>
          <table:table-cell office:value-type="float" office:value="26819.2237" calcext:value-type="float">
            <text:p>26819,22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78.4276" calcext:value-type="float">
            <text:p>1278,4276</text:p>
          </table:table-cell>
          <table:table-cell office:value-type="float" office:value="29317.0073" calcext:value-type="float">
            <text:p>29317,00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8.1296" calcext:value-type="float">
            <text:p>1478,1296</text:p>
          </table:table-cell>
          <table:table-cell office:value-type="float" office:value="29753.9266" calcext:value-type="float">
            <text:p>29753,926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8.3118" calcext:value-type="float">
            <text:p>1458,3118</text:p>
          </table:table-cell>
          <table:table-cell office:value-type="float" office:value="29198.2928" calcext:value-type="float">
            <text:p>29198,29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62.3143" calcext:value-type="float">
            <text:p>1462,3143</text:p>
          </table:table-cell>
          <table:table-cell office:value-type="float" office:value="26709.7542" calcext:value-type="float">
            <text:p>26709,754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09.6079" calcext:value-type="float">
            <text:p>1209,6079</text:p>
          </table:table-cell>
          <table:table-cell office:value-type="float" office:value="26299.6571" calcext:value-type="float">
            <text:p>26299,65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00.7981" calcext:value-type="float">
            <text:p>1200,7981</text:p>
          </table:table-cell>
          <table:table-cell office:value-type="float" office:value="27750.6497" calcext:value-type="float">
            <text:p>27750,6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03.2595" calcext:value-type="float">
            <text:p>1203,2595</text:p>
          </table:table-cell>
          <table:table-cell office:value-type="float" office:value="28093.3451" calcext:value-type="float">
            <text:p>28093,34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04.5643" calcext:value-type="float">
            <text:p>1204,5643</text:p>
          </table:table-cell>
          <table:table-cell office:value-type="float" office:value="28064.8554" calcext:value-type="float">
            <text:p>28064,855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26.6775" calcext:value-type="float">
            <text:p>1326,6775</text:p>
          </table:table-cell>
          <table:table-cell office:value-type="float" office:value="27008.489" calcext:value-type="float">
            <text:p>27008,4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60.9167" calcext:value-type="float">
            <text:p>1260,9167</text:p>
          </table:table-cell>
          <table:table-cell office:value-type="float" office:value="28203.0684" calcext:value-type="float">
            <text:p>28203,06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09.5325" calcext:value-type="float">
            <text:p>1209,5325</text:p>
          </table:table-cell>
          <table:table-cell office:value-type="float" office:value="28702.1856" calcext:value-type="float">
            <text:p>28702,18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5.0086" calcext:value-type="float">
            <text:p>1315,0086</text:p>
          </table:table-cell>
          <table:table-cell office:value-type="float" office:value="28163.9449" calcext:value-type="float">
            <text:p>28163,94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39.2876" calcext:value-type="float">
            <text:p>1239,2876</text:p>
          </table:table-cell>
          <table:table-cell office:value-type="float" office:value="28773.6346" calcext:value-type="float">
            <text:p>28773,63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15.0518" calcext:value-type="float">
            <text:p>1315,0518</text:p>
          </table:table-cell>
          <table:table-cell office:value-type="float" office:value="28745.2613" calcext:value-type="float">
            <text:p>28745,26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57.7277" calcext:value-type="float">
            <text:p>1257,7277</text:p>
          </table:table-cell>
          <table:table-cell office:value-type="float" office:value="29347.2035" calcext:value-type="float">
            <text:p>29347,20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62.3249" calcext:value-type="float">
            <text:p>1362,3249</text:p>
          </table:table-cell>
          <table:table-cell office:value-type="float" office:value="30442.1399" calcext:value-type="float">
            <text:p>30442,13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89.389" calcext:value-type="float">
            <text:p>1289,389</text:p>
          </table:table-cell>
          <table:table-cell office:value-type="float" office:value="31572.5528" calcext:value-type="float">
            <text:p>31572,55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12.0711" calcext:value-type="float">
            <text:p>1512,0711</text:p>
          </table:table-cell>
          <table:table-cell office:value-type="float" office:value="31290.2864" calcext:value-type="float">
            <text:p>31290,28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91.6041" calcext:value-type="float">
            <text:p>1591,6041</text:p>
          </table:table-cell>
          <table:table-cell office:value-type="float" office:value="33005.7997" calcext:value-type="float">
            <text:p>33005,799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37.0905" calcext:value-type="float">
            <text:p>1537,0905</text:p>
          </table:table-cell>
          <table:table-cell office:value-type="float" office:value="31071.4408" calcext:value-type="float">
            <text:p>31071,44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77.8967" calcext:value-type="float">
            <text:p>1377,8967</text:p>
          </table:table-cell>
          <table:table-cell office:value-type="float" office:value="29367.7359" calcext:value-type="float">
            <text:p>29367,73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84.0044" calcext:value-type="float">
            <text:p>1484,0044</text:p>
          </table:table-cell>
          <table:table-cell office:value-type="float" office:value="30604.9172" calcext:value-type="float">
            <text:p>30604,91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98.6614" calcext:value-type="float">
            <text:p>1298,6614</text:p>
          </table:table-cell>
          <table:table-cell office:value-type="float" office:value="30590.5691" calcext:value-type="float">
            <text:p>30590,56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06.9773" calcext:value-type="float">
            <text:p>1306,9773</text:p>
          </table:table-cell>
          <table:table-cell office:value-type="float" office:value="30883.1172" calcext:value-type="float">
            <text:p>30883,11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66.9116" calcext:value-type="float">
            <text:p>1366,9116</text:p>
          </table:table-cell>
          <table:table-cell office:value-type="float" office:value="31149.362" calcext:value-type="float">
            <text:p>31149,3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39.8944" calcext:value-type="float">
            <text:p>1339,8944</text:p>
          </table:table-cell>
          <table:table-cell office:value-type="float" office:value="31530.4973" calcext:value-type="float">
            <text:p>31530,497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31.8581" calcext:value-type="float">
            <text:p>1331,8581</text:p>
          </table:table-cell>
          <table:table-cell office:value-type="float" office:value="31465.3544" calcext:value-type="float">
            <text:p>31465,354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7.2282" calcext:value-type="float">
            <text:p>1457,2282</text:p>
          </table:table-cell>
          <table:table-cell office:value-type="float" office:value="30601.4848" calcext:value-type="float">
            <text:p>30601,48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9.655" calcext:value-type="float">
            <text:p>1439,655</text:p>
          </table:table-cell>
          <table:table-cell office:value-type="float" office:value="30607.7668" calcext:value-type="float">
            <text:p>30607,76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37.4804" calcext:value-type="float">
            <text:p>1337,4804</text:p>
          </table:table-cell>
          <table:table-cell office:value-type="float" office:value="31022.9776" calcext:value-type="float">
            <text:p>31022,977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92.6948" calcext:value-type="float">
            <text:p>1292,6948</text:p>
          </table:table-cell>
          <table:table-cell office:value-type="float" office:value="32517.9872" calcext:value-type="float">
            <text:p>32517,98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16.6868" calcext:value-type="float">
            <text:p>1316,6868</text:p>
          </table:table-cell>
          <table:table-cell office:value-type="float" office:value="32144.9047" calcext:value-type="float">
            <text:p>32144,90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90.187" calcext:value-type="float">
            <text:p>1590,187</text:p>
          </table:table-cell>
          <table:table-cell office:value-type="float" office:value="33821.7003" calcext:value-type="float">
            <text:p>33821,700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35.0287" calcext:value-type="float">
            <text:p>1535,0287</text:p>
          </table:table-cell>
          <table:table-cell office:value-type="float" office:value="35735.0978" calcext:value-type="float">
            <text:p>35735,09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58.1132" calcext:value-type="float">
            <text:p>1558,1132</text:p>
          </table:table-cell>
          <table:table-cell office:value-type="float" office:value="35004.9972" calcext:value-type="float">
            <text:p>35004,99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38.5512" calcext:value-type="float">
            <text:p>1338,5512</text:p>
          </table:table-cell>
          <table:table-cell office:value-type="float" office:value="40006.1483" calcext:value-type="float">
            <text:p>40006,148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08.0083" calcext:value-type="float">
            <text:p>1808,0083</text:p>
          </table:table-cell>
          <table:table-cell office:value-type="float" office:value="33261.1421" calcext:value-type="float">
            <text:p>33261,14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56.1718" calcext:value-type="float">
            <text:p>1356,1718</text:p>
          </table:table-cell>
          <table:table-cell office:value-type="float" office:value="34139.5414" calcext:value-type="float">
            <text:p>34139,54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29.5011" calcext:value-type="float">
            <text:p>1329,5011</text:p>
          </table:table-cell>
          <table:table-cell office:value-type="float" office:value="32487.9531" calcext:value-type="float">
            <text:p>32487,95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76.5398" calcext:value-type="float">
            <text:p>1476,5398</text:p>
          </table:table-cell>
          <table:table-cell office:value-type="float" office:value="33325.67" calcext:value-type="float">
            <text:p>33325,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24.6227" calcext:value-type="float">
            <text:p>1424,6227</text:p>
          </table:table-cell>
          <table:table-cell office:value-type="float" office:value="34482.4965" calcext:value-type="float">
            <text:p>34482,49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65.8023" calcext:value-type="float">
            <text:p>1365,8023</text:p>
          </table:table-cell>
          <table:table-cell office:value-type="float" office:value="34556.8559" calcext:value-type="float">
            <text:p>34556,8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.00.0000</text:date>, <text:time style:data-style-name="N2" text:time-value="18:29:43.67240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8:49:18.513387000</dc:date>
    <meta:editing-duration>PT19M17S</meta:editing-duration>
    <meta:editing-cycles>2</meta:editing-cycles>
    <meta:generator>LibreOffice/5.0.2.2$MacOSX_X86_64 LibreOffice_project/37b43f919e4de5eeaca9b9755ed688758a8251fe</meta:generator>
    <meta:document-statistic meta:table-count="1" meta:cell-count="9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scale-text="tru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14cm" svg:y="0.315cm" chart:style-name="ch2">
          <text:p>Vergleich zwischen Heap- und Quicksort-Algorithmus</text:p>
        </chart:title>
        <chart:legend chart:legend-position="end" svg:x="13.119cm" svg:y="3.97cm" style:legend-expansion="high" chart:style-name="ch3"/>
        <chart:plot-area chart:style-name="ch4" table:cell-range-address="sortComparisionSort2.B1:sortComparisionSort2.C301" chart:data-source-has-labels="row" svg:x="1.318cm" svg:y="1.284cm" svg:width="11.481cm" svg:height="6.568cm">
          <chartooo:coordinate-region svg:x="2.549cm" svg:y="1.393cm" svg:width="10.25cm" svg:height="5.45cm"/>
          <chart:axis chart:dimension="x" chart:name="primary-x" chart:style-name="ch5">
            <chart:title svg:x="5.72cm" svg:y="8.033cm" chart:style-name="ch6">
              <text:p>n = 1 : 10.000.000</text:p>
            </chart:title>
          </chart:axis>
          <chart:axis chart:dimension="y" chart:name="primary-y" chart:style-name="ch5">
            <chart:title svg:x="0.451cm" svg:y="5.773cm" chart:style-name="ch7">
              <text:p>Zeit in Nanosek.</text:p>
            </chart:title>
            <chart:grid chart:style-name="ch8" chart:class="major"/>
          </chart:axis>
          <chart:series chart:style-name="ch9" chart:values-cell-range-address="sortComparisionSort2.B2:sortComparisionSort2.B301" chart:label-cell-address="sortComparisionSort2.B1:sortComparisionSort2.B1" chart:class="chart:line">
            <chart:data-point chart:repeated="300"/>
          </chart:series>
          <chart:series chart:style-name="ch10" chart:values-cell-range-address="sortComparisionSort2.C2:sortComparisionSort2.C301" chart:label-cell-address="sortComparisionSort2.C1:sortComparisionSort2.C1" chart:class="chart:line"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  <draw:g>
                  <svg:desc>sortComparisionSort2.B1:sortComparisionSort2.B1</svg:desc>
                </draw:g>
              </table:table-cell>
              <table:table-cell office:value-type="string">
                <text:p>QuickSort</text:p>
                <draw:g>
                  <svg:desc>sortComparisionSort2.C1:sortComparisionSor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7.1095">
                <text:p>1087.1095</text:p>
                <draw:g>
                  <svg:desc>sortComparisionSort2.B2:sortComparisionSort2.B301</svg:desc>
                </draw:g>
              </table:table-cell>
              <table:table-cell office:value-type="float" office:value="194.3993">
                <text:p>194.3993</text:p>
                <draw:g>
                  <svg:desc>sortComparisionSort2.C2:sortComparisionSort2.C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.3187">
                <text:p>365.3187</text:p>
              </table:table-cell>
              <table:table-cell office:value-type="float" office:value="361.3972">
                <text:p>361.3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3.7142">
                <text:p>463.7142</text:p>
              </table:table-cell>
              <table:table-cell office:value-type="float" office:value="320.2177">
                <text:p>320.2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7.2483">
                <text:p>737.2483</text:p>
              </table:table-cell>
              <table:table-cell office:value-type="float" office:value="117.1096">
                <text:p>117.1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.92">
                <text:p>180.92</text:p>
              </table:table-cell>
              <table:table-cell office:value-type="float" office:value="875.2336">
                <text:p>875.2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.7676">
                <text:p>210.7676</text:p>
              </table:table-cell>
              <table:table-cell office:value-type="float" office:value="742.8823">
                <text:p>742.8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6938">
                <text:p>303.6938</text:p>
              </table:table-cell>
              <table:table-cell office:value-type="float" office:value="216.0576">
                <text:p>216.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.2288">
                <text:p>313.2288</text:p>
              </table:table-cell>
              <table:table-cell office:value-type="float" office:value="214.0992">
                <text:p>214.0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.9312">
                <text:p>340.9312</text:p>
              </table:table-cell>
              <table:table-cell office:value-type="float" office:value="248.4211">
                <text:p>248.4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.3719">
                <text:p>345.3719</text:p>
              </table:table-cell>
              <table:table-cell office:value-type="float" office:value="272.2746">
                <text:p>272.2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.6665">
                <text:p>363.6665</text:p>
              </table:table-cell>
              <table:table-cell office:value-type="float" office:value="175.1378">
                <text:p>175.1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.5633">
                <text:p>211.5633</text:p>
              </table:table-cell>
              <table:table-cell office:value-type="float" office:value="201.7713">
                <text:p>201.7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.5809">
                <text:p>152.5809</text:p>
              </table:table-cell>
              <table:table-cell office:value-type="float" office:value="247.6347">
                <text:p>247.6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.8776">
                <text:p>180.8776</text:p>
              </table:table-cell>
              <table:table-cell office:value-type="float" office:value="300.3075">
                <text:p>300.3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.8741">
                <text:p>183.8741</text:p>
              </table:table-cell>
              <table:table-cell office:value-type="float" office:value="260.847">
                <text:p>260.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.815">
                <text:p>224.815</text:p>
              </table:table-cell>
              <table:table-cell office:value-type="float" office:value="261.6934">
                <text:p>261.6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.7649">
                <text:p>125.7649</text:p>
              </table:table-cell>
              <table:table-cell office:value-type="float" office:value="227.3555">
                <text:p>227.3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.3743">
                <text:p>125.3743</text:p>
              </table:table-cell>
              <table:table-cell office:value-type="float" office:value="269.8874">
                <text:p>269.8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.3249">
                <text:p>218.3249</text:p>
              </table:table-cell>
              <table:table-cell office:value-type="float" office:value="407.1992">
                <text:p>407.1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.7775">
                <text:p>228.7775</text:p>
              </table:table-cell>
              <table:table-cell office:value-type="float" office:value="403.5267">
                <text:p>403.5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.3877">
                <text:p>139.3877</text:p>
              </table:table-cell>
              <table:table-cell office:value-type="float" office:value="285.0988">
                <text:p>285.0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.0899">
                <text:p>175.0899</text:p>
              </table:table-cell>
              <table:table-cell office:value-type="float" office:value="309.1008">
                <text:p>309.1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.328">
                <text:p>162.328</text:p>
              </table:table-cell>
              <table:table-cell office:value-type="float" office:value="463.0012">
                <text:p>463.0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.5111">
                <text:p>218.5111</text:p>
              </table:table-cell>
              <table:table-cell office:value-type="float" office:value="362.6295">
                <text:p>362.6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.08">
                <text:p>160.08</text:p>
              </table:table-cell>
              <table:table-cell office:value-type="float" office:value="389.3338">
                <text:p>389.3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.8725">
                <text:p>201.8725</text:p>
              </table:table-cell>
              <table:table-cell office:value-type="float" office:value="404.6029">
                <text:p>404.6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.5341">
                <text:p>175.5341</text:p>
              </table:table-cell>
              <table:table-cell office:value-type="float" office:value="439.9221">
                <text:p>439.9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.6525">
                <text:p>196.6525</text:p>
              </table:table-cell>
              <table:table-cell office:value-type="float" office:value="463.1391">
                <text:p>463.1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4.8171">
                <text:p>184.8171</text:p>
              </table:table-cell>
              <table:table-cell office:value-type="float" office:value="496.4668">
                <text:p>496.4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.6816">
                <text:p>192.6816</text:p>
              </table:table-cell>
              <table:table-cell office:value-type="float" office:value="586.9903">
                <text:p>586.9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4.8689">
                <text:p>194.8689</text:p>
              </table:table-cell>
              <table:table-cell office:value-type="float" office:value="556.2058">
                <text:p>556.2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.0097">
                <text:p>211.0097</text:p>
              </table:table-cell>
              <table:table-cell office:value-type="float" office:value="584.836">
                <text:p>584.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.2519">
                <text:p>194.2519</text:p>
              </table:table-cell>
              <table:table-cell office:value-type="float" office:value="619.6783">
                <text:p>619.6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.0721">
                <text:p>210.0721</text:p>
              </table:table-cell>
              <table:table-cell office:value-type="float" office:value="661.8853">
                <text:p>661.8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.3289">
                <text:p>263.3289</text:p>
              </table:table-cell>
              <table:table-cell office:value-type="float" office:value="957.2491">
                <text:p>957.2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9.4384">
                <text:p>309.4384</text:p>
              </table:table-cell>
              <table:table-cell office:value-type="float" office:value="939.7445">
                <text:p>939.7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5.3335">
                <text:p>385.3335</text:p>
              </table:table-cell>
              <table:table-cell office:value-type="float" office:value="909.7333">
                <text:p>909.7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5.3606">
                <text:p>235.3606</text:p>
              </table:table-cell>
              <table:table-cell office:value-type="float" office:value="832.3169">
                <text:p>832.3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8.9625">
                <text:p>268.9625</text:p>
              </table:table-cell>
              <table:table-cell office:value-type="float" office:value="1004.4489">
                <text:p>1004.4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.1734">
                <text:p>335.1734</text:p>
              </table:table-cell>
              <table:table-cell office:value-type="float" office:value="1140.2906">
                <text:p>1140.2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.6036">
                <text:p>321.6036</text:p>
              </table:table-cell>
              <table:table-cell office:value-type="float" office:value="1159.3933">
                <text:p>1159.3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1.7942">
                <text:p>251.7942</text:p>
              </table:table-cell>
              <table:table-cell office:value-type="float" office:value="1211.0211">
                <text:p>1211.0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.8623">
                <text:p>427.8623</text:p>
              </table:table-cell>
              <table:table-cell office:value-type="float" office:value="1512.3493">
                <text:p>1512.3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.7728">
                <text:p>441.7728</text:p>
              </table:table-cell>
              <table:table-cell office:value-type="float" office:value="1322.7338">
                <text:p>1322.73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8.1763">
                <text:p>258.1763</text:p>
              </table:table-cell>
              <table:table-cell office:value-type="float" office:value="1201.0895">
                <text:p>1201.0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6.6492">
                <text:p>266.6492</text:p>
              </table:table-cell>
              <table:table-cell office:value-type="float" office:value="1268.7974">
                <text:p>1268.79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.0861">
                <text:p>275.0861</text:p>
              </table:table-cell>
              <table:table-cell office:value-type="float" office:value="1284.2735">
                <text:p>1284.2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4.7689">
                <text:p>284.7689</text:p>
              </table:table-cell>
              <table:table-cell office:value-type="float" office:value="1347.271">
                <text:p>1347.2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.1242">
                <text:p>272.1242</text:p>
              </table:table-cell>
              <table:table-cell office:value-type="float" office:value="1423.1855">
                <text:p>1423.1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.817">
                <text:p>270.817</text:p>
              </table:table-cell>
              <table:table-cell office:value-type="float" office:value="1418.1747">
                <text:p>1418.1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3.4767">
                <text:p>283.4767</text:p>
              </table:table-cell>
              <table:table-cell office:value-type="float" office:value="1761.0947">
                <text:p>1761.0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1.5326">
                <text:p>291.5326</text:p>
              </table:table-cell>
              <table:table-cell office:value-type="float" office:value="1652.0499">
                <text:p>1652.04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.3929">
                <text:p>293.3929</text:p>
              </table:table-cell>
              <table:table-cell office:value-type="float" office:value="1673.1147">
                <text:p>1673.1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7.0237">
                <text:p>317.0237</text:p>
              </table:table-cell>
              <table:table-cell office:value-type="float" office:value="1748.88">
                <text:p>1748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0.5563">
                <text:p>410.5563</text:p>
              </table:table-cell>
              <table:table-cell office:value-type="float" office:value="1692.5648">
                <text:p>1692.5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.3755">
                <text:p>308.3755</text:p>
              </table:table-cell>
              <table:table-cell office:value-type="float" office:value="1761.8518">
                <text:p>1761.8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8.4353">
                <text:p>318.4353</text:p>
              </table:table-cell>
              <table:table-cell office:value-type="float" office:value="1847.792">
                <text:p>1847.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2.6199">
                <text:p>322.6199</text:p>
              </table:table-cell>
              <table:table-cell office:value-type="float" office:value="1877.1982">
                <text:p>1877.1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6.9876">
                <text:p>326.9876</text:p>
              </table:table-cell>
              <table:table-cell office:value-type="float" office:value="1896.8866">
                <text:p>1896.88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.7469">
                <text:p>330.7469</text:p>
              </table:table-cell>
              <table:table-cell office:value-type="float" office:value="2036.1605">
                <text:p>2036.1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9.2208">
                <text:p>339.2208</text:p>
              </table:table-cell>
              <table:table-cell office:value-type="float" office:value="2043.1841">
                <text:p>2043.1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.5635">
                <text:p>331.5635</text:p>
              </table:table-cell>
              <table:table-cell office:value-type="float" office:value="2121.9502">
                <text:p>2121.95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.1595">
                <text:p>380.1595</text:p>
              </table:table-cell>
              <table:table-cell office:value-type="float" office:value="2216.9469">
                <text:p>2216.9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1.2">
                <text:p>371.2</text:p>
              </table:table-cell>
              <table:table-cell office:value-type="float" office:value="2305.4695">
                <text:p>2305.4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0.7635">
                <text:p>480.7635</text:p>
              </table:table-cell>
              <table:table-cell office:value-type="float" office:value="2434.1175">
                <text:p>2434.1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7.11">
                <text:p>417.11</text:p>
              </table:table-cell>
              <table:table-cell office:value-type="float" office:value="2423.663">
                <text:p>2423.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.9392">
                <text:p>380.9392</text:p>
              </table:table-cell>
              <table:table-cell office:value-type="float" office:value="2513.8661">
                <text:p>2513.86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1.1014">
                <text:p>371.1014</text:p>
              </table:table-cell>
              <table:table-cell office:value-type="float" office:value="2540.9449">
                <text:p>2540.9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.1448">
                <text:p>380.1448</text:p>
              </table:table-cell>
              <table:table-cell office:value-type="float" office:value="2554.9879">
                <text:p>2554.9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2.9712">
                <text:p>382.9712</text:p>
              </table:table-cell>
              <table:table-cell office:value-type="float" office:value="2566.8489">
                <text:p>2566.8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1.5116">
                <text:p>381.5116</text:p>
              </table:table-cell>
              <table:table-cell office:value-type="float" office:value="2720.1376">
                <text:p>2720.1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5.9241">
                <text:p>465.9241</text:p>
              </table:table-cell>
              <table:table-cell office:value-type="float" office:value="2724.5586">
                <text:p>2724.55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5.9919">
                <text:p>385.9919</text:p>
              </table:table-cell>
              <table:table-cell office:value-type="float" office:value="2704.3286">
                <text:p>2704.3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7.7248">
                <text:p>407.7248</text:p>
              </table:table-cell>
              <table:table-cell office:value-type="float" office:value="2925.375">
                <text:p>2925.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4.0354">
                <text:p>404.0354</text:p>
              </table:table-cell>
              <table:table-cell office:value-type="float" office:value="2913.3894">
                <text:p>2913.3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2.3558">
                <text:p>412.3558</text:p>
              </table:table-cell>
              <table:table-cell office:value-type="float" office:value="2991.671">
                <text:p>2991.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2.6171">
                <text:p>422.6171</text:p>
              </table:table-cell>
              <table:table-cell office:value-type="float" office:value="3125.2724">
                <text:p>3125.2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1.7173">
                <text:p>421.7173</text:p>
              </table:table-cell>
              <table:table-cell office:value-type="float" office:value="3122.2452">
                <text:p>3122.2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6.2699">
                <text:p>476.2699</text:p>
              </table:table-cell>
              <table:table-cell office:value-type="float" office:value="3193.8004">
                <text:p>3193.8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2.3562">
                <text:p>452.3562</text:p>
              </table:table-cell>
              <table:table-cell office:value-type="float" office:value="3299.6137">
                <text:p>3299.61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1.9319">
                <text:p>431.9319</text:p>
              </table:table-cell>
              <table:table-cell office:value-type="float" office:value="3390.4303">
                <text:p>3390.4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4.7488">
                <text:p>484.7488</text:p>
              </table:table-cell>
              <table:table-cell office:value-type="float" office:value="3401.9618">
                <text:p>3401.9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3.2909">
                <text:p>433.2909</text:p>
              </table:table-cell>
              <table:table-cell office:value-type="float" office:value="3545.147">
                <text:p>3545.1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.5164">
                <text:p>458.5164</text:p>
              </table:table-cell>
              <table:table-cell office:value-type="float" office:value="3553.9698">
                <text:p>3553.9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.3174">
                <text:p>448.3174</text:p>
              </table:table-cell>
              <table:table-cell office:value-type="float" office:value="3731.4908">
                <text:p>3731.4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2.8105">
                <text:p>552.8105</text:p>
              </table:table-cell>
              <table:table-cell office:value-type="float" office:value="4407.5146">
                <text:p>4407.5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4.5351">
                <text:p>444.5351</text:p>
              </table:table-cell>
              <table:table-cell office:value-type="float" office:value="4035.9528">
                <text:p>4035.95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6.0165">
                <text:p>686.0165</text:p>
              </table:table-cell>
              <table:table-cell office:value-type="float" office:value="4061.021">
                <text:p>4061.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4.934">
                <text:p>484.934</text:p>
              </table:table-cell>
              <table:table-cell office:value-type="float" office:value="4053.5953">
                <text:p>4053.59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7.1059">
                <text:p>707.1059</text:p>
              </table:table-cell>
              <table:table-cell office:value-type="float" office:value="4571.6683">
                <text:p>4571.66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2.3091">
                <text:p>522.3091</text:p>
              </table:table-cell>
              <table:table-cell office:value-type="float" office:value="4875.1893">
                <text:p>4875.1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6.9389">
                <text:p>486.9389</text:p>
              </table:table-cell>
              <table:table-cell office:value-type="float" office:value="4347.1586">
                <text:p>4347.1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8.35">
                <text:p>488.35</text:p>
              </table:table-cell>
              <table:table-cell office:value-type="float" office:value="4211.2991">
                <text:p>4211.2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5.0222">
                <text:p>495.0222</text:p>
              </table:table-cell>
              <table:table-cell office:value-type="float" office:value="4376.342">
                <text:p>4376.3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1.8381">
                <text:p>531.8381</text:p>
              </table:table-cell>
              <table:table-cell office:value-type="float" office:value="4280.866">
                <text:p>4280.8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5.3559">
                <text:p>545.3559</text:p>
              </table:table-cell>
              <table:table-cell office:value-type="float" office:value="4599.298">
                <text:p>4599.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3.5586">
                <text:p>543.5586</text:p>
              </table:table-cell>
              <table:table-cell office:value-type="float" office:value="4759.7455">
                <text:p>4759.7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7.4403">
                <text:p>527.4403</text:p>
              </table:table-cell>
              <table:table-cell office:value-type="float" office:value="5473.1203">
                <text:p>5473.1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8.6353">
                <text:p>518.6353</text:p>
              </table:table-cell>
              <table:table-cell office:value-type="float" office:value="5259.3847">
                <text:p>5259.38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1.7097">
                <text:p>671.7097</text:p>
              </table:table-cell>
              <table:table-cell office:value-type="float" office:value="5731.7933">
                <text:p>5731.79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3.8243">
                <text:p>733.8243</text:p>
              </table:table-cell>
              <table:table-cell office:value-type="float" office:value="6122.8995">
                <text:p>6122.8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3.6471">
                <text:p>853.6471</text:p>
              </table:table-cell>
              <table:table-cell office:value-type="float" office:value="5294.1059">
                <text:p>5294.1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5.9704">
                <text:p>705.9704</text:p>
              </table:table-cell>
              <table:table-cell office:value-type="float" office:value="5880.7729">
                <text:p>5880.77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8.0342">
                <text:p>558.0342</text:p>
              </table:table-cell>
              <table:table-cell office:value-type="float" office:value="6167.3738">
                <text:p>6167.3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9.4983">
                <text:p>579.4983</text:p>
              </table:table-cell>
              <table:table-cell office:value-type="float" office:value="5794.8456">
                <text:p>5794.8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6.221">
                <text:p>626.221</text:p>
              </table:table-cell>
              <table:table-cell office:value-type="float" office:value="5925.6975">
                <text:p>5925.69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5.3497">
                <text:p>645.3497</text:p>
              </table:table-cell>
              <table:table-cell office:value-type="float" office:value="6002.9493">
                <text:p>6002.94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1.0114">
                <text:p>611.0114</text:p>
              </table:table-cell>
              <table:table-cell office:value-type="float" office:value="6075.4424">
                <text:p>6075.4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9.8012">
                <text:p>579.8012</text:p>
              </table:table-cell>
              <table:table-cell office:value-type="float" office:value="5976.7544">
                <text:p>5976.7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4.4836">
                <text:p>624.4836</text:p>
              </table:table-cell>
              <table:table-cell office:value-type="float" office:value="6041.1474">
                <text:p>6041.1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8.0024">
                <text:p>768.0024</text:p>
              </table:table-cell>
              <table:table-cell office:value-type="float" office:value="6256.5443">
                <text:p>6256.5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9.1696">
                <text:p>719.1696</text:p>
              </table:table-cell>
              <table:table-cell office:value-type="float" office:value="6861.0758">
                <text:p>6861.07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7.324">
                <text:p>577.324</text:p>
              </table:table-cell>
              <table:table-cell office:value-type="float" office:value="6234.903">
                <text:p>6234.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6.7522">
                <text:p>576.7522</text:p>
              </table:table-cell>
              <table:table-cell office:value-type="float" office:value="6009.4925">
                <text:p>6009.4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7.0096">
                <text:p>587.0096</text:p>
              </table:table-cell>
              <table:table-cell office:value-type="float" office:value="6085.0854">
                <text:p>6085.08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8.805">
                <text:p>618.805</text:p>
              </table:table-cell>
              <table:table-cell office:value-type="float" office:value="6278.6101">
                <text:p>6278.61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1.6656">
                <text:p>571.6656</text:p>
              </table:table-cell>
              <table:table-cell office:value-type="float" office:value="6344.9871">
                <text:p>6344.9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7.8274">
                <text:p>597.8274</text:p>
              </table:table-cell>
              <table:table-cell office:value-type="float" office:value="6801.8396">
                <text:p>6801.83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5.9903">
                <text:p>715.9903</text:p>
              </table:table-cell>
              <table:table-cell office:value-type="float" office:value="7661.0987">
                <text:p>7661.09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8.8576">
                <text:p>768.8576</text:p>
              </table:table-cell>
              <table:table-cell office:value-type="float" office:value="6685.1275">
                <text:p>6685.1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6.8121">
                <text:p>666.8121</text:p>
              </table:table-cell>
              <table:table-cell office:value-type="float" office:value="6747.5432">
                <text:p>6747.54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3.2207">
                <text:p>623.2207</text:p>
              </table:table-cell>
              <table:table-cell office:value-type="float" office:value="7727.7022">
                <text:p>7727.70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5.1708">
                <text:p>625.1708</text:p>
              </table:table-cell>
              <table:table-cell office:value-type="float" office:value="6848.095">
                <text:p>6848.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1.3657">
                <text:p>611.3657</text:p>
              </table:table-cell>
              <table:table-cell office:value-type="float" office:value="7050.0807">
                <text:p>7050.08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.6378">
                <text:p>625.6378</text:p>
              </table:table-cell>
              <table:table-cell office:value-type="float" office:value="7099.1092">
                <text:p>7099.1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4.4767">
                <text:p>704.4767</text:p>
              </table:table-cell>
              <table:table-cell office:value-type="float" office:value="7189.8313">
                <text:p>7189.8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6.275">
                <text:p>646.275</text:p>
              </table:table-cell>
              <table:table-cell office:value-type="float" office:value="7266.984">
                <text:p>7266.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4.2639">
                <text:p>624.2639</text:p>
              </table:table-cell>
              <table:table-cell office:value-type="float" office:value="8464.0057">
                <text:p>8464.0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79.1709">
                <text:p>879.1709</text:p>
              </table:table-cell>
              <table:table-cell office:value-type="float" office:value="7382.9927">
                <text:p>7382.9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4.5827">
                <text:p>614.5827</text:p>
              </table:table-cell>
              <table:table-cell office:value-type="float" office:value="8155.7569">
                <text:p>8155.7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4.6471">
                <text:p>684.6471</text:p>
              </table:table-cell>
              <table:table-cell office:value-type="float" office:value="7677.6184">
                <text:p>7677.6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7.0081">
                <text:p>627.0081</text:p>
              </table:table-cell>
              <table:table-cell office:value-type="float" office:value="7746.4404">
                <text:p>7746.44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7.7574">
                <text:p>657.7574</text:p>
              </table:table-cell>
              <table:table-cell office:value-type="float" office:value="7936.7221">
                <text:p>7936.72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2.641">
                <text:p>682.641</text:p>
              </table:table-cell>
              <table:table-cell office:value-type="float" office:value="8894.4082">
                <text:p>8894.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6.4476">
                <text:p>756.4476</text:p>
              </table:table-cell>
              <table:table-cell office:value-type="float" office:value="8700.8638">
                <text:p>8700.86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62.2101">
                <text:p>762.2101</text:p>
              </table:table-cell>
              <table:table-cell office:value-type="float" office:value="9607.1429">
                <text:p>9607.14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4.163">
                <text:p>634.163</text:p>
              </table:table-cell>
              <table:table-cell office:value-type="float" office:value="8004.3885">
                <text:p>8004.38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3.3934">
                <text:p>703.3934</text:p>
              </table:table-cell>
              <table:table-cell office:value-type="float" office:value="9879.1351">
                <text:p>9879.13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71.3888">
                <text:p>671.3888</text:p>
              </table:table-cell>
              <table:table-cell office:value-type="float" office:value="8206.6505">
                <text:p>8206.65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74.9015">
                <text:p>674.9015</text:p>
              </table:table-cell>
              <table:table-cell office:value-type="float" office:value="9212.1345">
                <text:p>9212.1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7.2711">
                <text:p>717.2711</text:p>
              </table:table-cell>
              <table:table-cell office:value-type="float" office:value="10229.2573">
                <text:p>10229.2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9.6818">
                <text:p>739.6818</text:p>
              </table:table-cell>
              <table:table-cell office:value-type="float" office:value="10289.923">
                <text:p>10289.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9.4859">
                <text:p>879.4859</text:p>
              </table:table-cell>
              <table:table-cell office:value-type="float" office:value="9460.0521">
                <text:p>9460.0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1.7098">
                <text:p>871.7098</text:p>
              </table:table-cell>
              <table:table-cell office:value-type="float" office:value="9994.7776">
                <text:p>9994.7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64.7099">
                <text:p>1064.7099</text:p>
              </table:table-cell>
              <table:table-cell office:value-type="float" office:value="10749.129">
                <text:p>10749.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71.0117">
                <text:p>1071.0117</text:p>
              </table:table-cell>
              <table:table-cell office:value-type="float" office:value="10474.1368">
                <text:p>10474.1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1.6192">
                <text:p>741.6192</text:p>
              </table:table-cell>
              <table:table-cell office:value-type="float" office:value="9487.0278">
                <text:p>9487.02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1.739">
                <text:p>751.739</text:p>
              </table:table-cell>
              <table:table-cell office:value-type="float" office:value="10499.2069">
                <text:p>10499.20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72.2464">
                <text:p>1072.2464</text:p>
              </table:table-cell>
              <table:table-cell office:value-type="float" office:value="10467.7769">
                <text:p>10467.77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8.8481">
                <text:p>738.8481</text:p>
              </table:table-cell>
              <table:table-cell office:value-type="float" office:value="11162.2315">
                <text:p>11162.23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0.7183">
                <text:p>920.7183</text:p>
              </table:table-cell>
              <table:table-cell office:value-type="float" office:value="11154.8073">
                <text:p>11154.80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90.278">
                <text:p>790.278</text:p>
              </table:table-cell>
              <table:table-cell office:value-type="float" office:value="10082.436">
                <text:p>10082.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9.524">
                <text:p>789.524</text:p>
              </table:table-cell>
              <table:table-cell office:value-type="float" office:value="10432.348">
                <text:p>10432.3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7.0943">
                <text:p>767.0943</text:p>
              </table:table-cell>
              <table:table-cell office:value-type="float" office:value="10202.8805">
                <text:p>10202.8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1.3589">
                <text:p>821.3589</text:p>
              </table:table-cell>
              <table:table-cell office:value-type="float" office:value="10445.4186">
                <text:p>10445.4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1.1125">
                <text:p>1021.1125</text:p>
              </table:table-cell>
              <table:table-cell office:value-type="float" office:value="11703.0047">
                <text:p>11703.00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35.0858">
                <text:p>935.0858</text:p>
              </table:table-cell>
              <table:table-cell office:value-type="float" office:value="10982.6424">
                <text:p>10982.64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3.8072">
                <text:p>1033.8072</text:p>
              </table:table-cell>
              <table:table-cell office:value-type="float" office:value="12782.507">
                <text:p>12782.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9.1691">
                <text:p>989.1691</text:p>
              </table:table-cell>
              <table:table-cell office:value-type="float" office:value="11984.0457">
                <text:p>11984.04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44.784">
                <text:p>944.784</text:p>
              </table:table-cell>
              <table:table-cell office:value-type="float" office:value="12112.0734">
                <text:p>12112.0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2.7608">
                <text:p>1372.7608</text:p>
              </table:table-cell>
              <table:table-cell office:value-type="float" office:value="13279.2574">
                <text:p>13279.25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57.3661">
                <text:p>1057.3661</text:p>
              </table:table-cell>
              <table:table-cell office:value-type="float" office:value="12688.4432">
                <text:p>12688.4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4.1623">
                <text:p>1044.1623</text:p>
              </table:table-cell>
              <table:table-cell office:value-type="float" office:value="12847.72">
                <text:p>12847.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1.1495">
                <text:p>891.1495</text:p>
              </table:table-cell>
              <table:table-cell office:value-type="float" office:value="11382.0784">
                <text:p>11382.0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3.4717">
                <text:p>1013.4717</text:p>
              </table:table-cell>
              <table:table-cell office:value-type="float" office:value="11641.1937">
                <text:p>11641.19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9.6816">
                <text:p>869.6816</text:p>
              </table:table-cell>
              <table:table-cell office:value-type="float" office:value="11862.3239">
                <text:p>11862.32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77.4663">
                <text:p>977.4663</text:p>
              </table:table-cell>
              <table:table-cell office:value-type="float" office:value="11818.8972">
                <text:p>11818.89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3.2651">
                <text:p>903.2651</text:p>
              </table:table-cell>
              <table:table-cell office:value-type="float" office:value="12437.4768">
                <text:p>12437.4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9.5105">
                <text:p>939.5105</text:p>
              </table:table-cell>
              <table:table-cell office:value-type="float" office:value="11956.2774">
                <text:p>11956.2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3.5937">
                <text:p>833.5937</text:p>
              </table:table-cell>
              <table:table-cell office:value-type="float" office:value="12226.9358">
                <text:p>12226.93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8.6093">
                <text:p>958.6093</text:p>
              </table:table-cell>
              <table:table-cell office:value-type="float" office:value="12276.4401">
                <text:p>12276.44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6.7181">
                <text:p>866.7181</text:p>
              </table:table-cell>
              <table:table-cell office:value-type="float" office:value="13092.7659">
                <text:p>13092.76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3.6472">
                <text:p>853.6472</text:p>
              </table:table-cell>
              <table:table-cell office:value-type="float" office:value="12946.9256">
                <text:p>12946.92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18.0355">
                <text:p>818.0355</text:p>
              </table:table-cell>
              <table:table-cell office:value-type="float" office:value="13140.5735">
                <text:p>13140.57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6.8173">
                <text:p>876.8173</text:p>
              </table:table-cell>
              <table:table-cell office:value-type="float" office:value="13231.7461">
                <text:p>13231.74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41.3129">
                <text:p>1141.3129</text:p>
              </table:table-cell>
              <table:table-cell office:value-type="float" office:value="14431.4281">
                <text:p>14431.4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21.3919">
                <text:p>1021.3919</text:p>
              </table:table-cell>
              <table:table-cell office:value-type="float" office:value="13514.8572">
                <text:p>13514.8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3.3282">
                <text:p>873.3282</text:p>
              </table:table-cell>
              <table:table-cell office:value-type="float" office:value="13314.9719">
                <text:p>13314.97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3.9739">
                <text:p>1063.9739</text:p>
              </table:table-cell>
              <table:table-cell office:value-type="float" office:value="13364.5849">
                <text:p>13364.58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2.1749">
                <text:p>972.1749</text:p>
              </table:table-cell>
              <table:table-cell office:value-type="float" office:value="13313.335">
                <text:p>13313.3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6.1914">
                <text:p>1016.1914</text:p>
              </table:table-cell>
              <table:table-cell office:value-type="float" office:value="13563.0934">
                <text:p>13563.09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6.3764">
                <text:p>906.3764</text:p>
              </table:table-cell>
              <table:table-cell office:value-type="float" office:value="13915.5642">
                <text:p>13915.56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5.5513">
                <text:p>955.5513</text:p>
              </table:table-cell>
              <table:table-cell office:value-type="float" office:value="13947.9828">
                <text:p>13947.98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4.4939">
                <text:p>1024.4939</text:p>
              </table:table-cell>
              <table:table-cell office:value-type="float" office:value="14614.6902">
                <text:p>14614.69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6.8462">
                <text:p>1016.8462</text:p>
              </table:table-cell>
              <table:table-cell office:value-type="float" office:value="14963.6762">
                <text:p>14963.67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65.0608">
                <text:p>965.0608</text:p>
              </table:table-cell>
              <table:table-cell office:value-type="float" office:value="14291.7926">
                <text:p>14291.79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90.0937">
                <text:p>1090.0937</text:p>
              </table:table-cell>
              <table:table-cell office:value-type="float" office:value="14605.6785">
                <text:p>14605.6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8.3497">
                <text:p>1008.3497</text:p>
              </table:table-cell>
              <table:table-cell office:value-type="float" office:value="15415.4283">
                <text:p>15415.42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0.0351">
                <text:p>1130.0351</text:p>
              </table:table-cell>
              <table:table-cell office:value-type="float" office:value="15158.181">
                <text:p>15158.1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.5767">
                <text:p>950.5767</text:p>
              </table:table-cell>
              <table:table-cell office:value-type="float" office:value="14958.214">
                <text:p>14958.2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9.0788">
                <text:p>1019.0788</text:p>
              </table:table-cell>
              <table:table-cell office:value-type="float" office:value="16046.4291">
                <text:p>16046.4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4.3726">
                <text:p>1014.3726</text:p>
              </table:table-cell>
              <table:table-cell office:value-type="float" office:value="16728.2915">
                <text:p>16728.29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14.9809">
                <text:p>1114.9809</text:p>
              </table:table-cell>
              <table:table-cell office:value-type="float" office:value="17181.9521">
                <text:p>17181.95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5.8743">
                <text:p>1185.8743</text:p>
              </table:table-cell>
              <table:table-cell office:value-type="float" office:value="17515.904">
                <text:p>17515.9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9.2029">
                <text:p>999.2029</text:p>
              </table:table-cell>
              <table:table-cell office:value-type="float" office:value="16816.2745">
                <text:p>16816.27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1.98">
                <text:p>1251.98</text:p>
              </table:table-cell>
              <table:table-cell office:value-type="float" office:value="17210.3589">
                <text:p>17210.35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0.2516">
                <text:p>1170.2516</text:p>
              </table:table-cell>
              <table:table-cell office:value-type="float" office:value="15796.483">
                <text:p>15796.4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0.7041">
                <text:p>1030.7041</text:p>
              </table:table-cell>
              <table:table-cell office:value-type="float" office:value="15820.0523">
                <text:p>15820.05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7.5595">
                <text:p>957.5595</text:p>
              </table:table-cell>
              <table:table-cell office:value-type="float" office:value="16310.6903">
                <text:p>16310.69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5.9253">
                <text:p>1045.9253</text:p>
              </table:table-cell>
              <table:table-cell office:value-type="float" office:value="16357.9511">
                <text:p>16357.95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01.3699">
                <text:p>1101.3699</text:p>
              </table:table-cell>
              <table:table-cell office:value-type="float" office:value="16644.0489">
                <text:p>16644.04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60.1614">
                <text:p>960.1614</text:p>
              </table:table-cell>
              <table:table-cell office:value-type="float" office:value="16265.582">
                <text:p>16265.5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80.5043">
                <text:p>1080.5043</text:p>
              </table:table-cell>
              <table:table-cell office:value-type="float" office:value="16810.3814">
                <text:p>16810.38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5.2013">
                <text:p>1005.2013</text:p>
              </table:table-cell>
              <table:table-cell office:value-type="float" office:value="16517.5614">
                <text:p>16517.56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85.0598">
                <text:p>985.0598</text:p>
              </table:table-cell>
              <table:table-cell office:value-type="float" office:value="17070.4401">
                <text:p>17070.44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3.1798">
                <text:p>1013.1798</text:p>
              </table:table-cell>
              <table:table-cell office:value-type="float" office:value="17390.6978">
                <text:p>17390.69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4.7279">
                <text:p>1064.7279</text:p>
              </table:table-cell>
              <table:table-cell office:value-type="float" office:value="17050.2713">
                <text:p>17050.27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4.8897">
                <text:p>1014.8897</text:p>
              </table:table-cell>
              <table:table-cell office:value-type="float" office:value="17323.5619">
                <text:p>17323.5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3.9905">
                <text:p>993.9905</text:p>
              </table:table-cell>
              <table:table-cell office:value-type="float" office:value="17545.437">
                <text:p>17545.4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7.317">
                <text:p>1157.317</text:p>
              </table:table-cell>
              <table:table-cell office:value-type="float" office:value="18740.5497">
                <text:p>18740.54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3.0802">
                <text:p>1193.0802</text:p>
              </table:table-cell>
              <table:table-cell office:value-type="float" office:value="19968.7618">
                <text:p>19968.76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5.2633">
                <text:p>1575.2633</text:p>
              </table:table-cell>
              <table:table-cell office:value-type="float" office:value="19209.7766">
                <text:p>19209.77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12.1073">
                <text:p>1412.1073</text:p>
              </table:table-cell>
              <table:table-cell office:value-type="float" office:value="19825.7154">
                <text:p>19825.71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36.3621">
                <text:p>1536.3621</text:p>
              </table:table-cell>
              <table:table-cell office:value-type="float" office:value="18805.7531">
                <text:p>18805.75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7.3187">
                <text:p>1277.3187</text:p>
              </table:table-cell>
              <table:table-cell office:value-type="float" office:value="19715.9432">
                <text:p>19715.94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65.0583">
                <text:p>1565.0583</text:p>
              </table:table-cell>
              <table:table-cell office:value-type="float" office:value="18573.3102">
                <text:p>18573.31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9.6877">
                <text:p>1019.6877</text:p>
              </table:table-cell>
              <table:table-cell office:value-type="float" office:value="20289.9702">
                <text:p>20289.97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65.7032">
                <text:p>1165.7032</text:p>
              </table:table-cell>
              <table:table-cell office:value-type="float" office:value="21868.2325">
                <text:p>21868.23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8.7949">
                <text:p>1228.7949</text:p>
              </table:table-cell>
              <table:table-cell office:value-type="float" office:value="20467.9625">
                <text:p>20467.9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96.0566">
                <text:p>1196.0566</text:p>
              </table:table-cell>
              <table:table-cell office:value-type="float" office:value="21484.3668">
                <text:p>21484.36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91.3229">
                <text:p>1191.3229</text:p>
              </table:table-cell>
              <table:table-cell office:value-type="float" office:value="22403.8785">
                <text:p>22403.87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60.308">
                <text:p>1160.308</text:p>
              </table:table-cell>
              <table:table-cell office:value-type="float" office:value="20467.9372">
                <text:p>20467.93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66.5579">
                <text:p>1066.5579</text:p>
              </table:table-cell>
              <table:table-cell office:value-type="float" office:value="19666.6374">
                <text:p>19666.63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46.6598">
                <text:p>1246.6598</text:p>
              </table:table-cell>
              <table:table-cell office:value-type="float" office:value="19719.2948">
                <text:p>19719.2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64.1992">
                <text:p>1064.1992</text:p>
              </table:table-cell>
              <table:table-cell office:value-type="float" office:value="20187.3724">
                <text:p>20187.37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72.2392">
                <text:p>1072.2392</text:p>
              </table:table-cell>
              <table:table-cell office:value-type="float" office:value="20044.5725">
                <text:p>20044.57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8.9713">
                <text:p>1178.9713</text:p>
              </table:table-cell>
              <table:table-cell office:value-type="float" office:value="20180.2015">
                <text:p>20180.20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55.8121">
                <text:p>1555.8121</text:p>
              </table:table-cell>
              <table:table-cell office:value-type="float" office:value="22115.9906">
                <text:p>22115.99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0.5547">
                <text:p>1370.5547</text:p>
              </table:table-cell>
              <table:table-cell office:value-type="float" office:value="20955.3473">
                <text:p>20955.34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09.0709">
                <text:p>1209.0709</text:p>
              </table:table-cell>
              <table:table-cell office:value-type="float" office:value="23182.1791">
                <text:p>23182.17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13.6952">
                <text:p>1113.6952</text:p>
              </table:table-cell>
              <table:table-cell office:value-type="float" office:value="22134.4996">
                <text:p>22134.49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6.1845">
                <text:p>1116.1845</text:p>
              </table:table-cell>
              <table:table-cell office:value-type="float" office:value="21441.836">
                <text:p>21441.8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93.535">
                <text:p>1093.535</text:p>
              </table:table-cell>
              <table:table-cell office:value-type="float" office:value="21109.0829">
                <text:p>21109.08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1.9158">
                <text:p>1261.9158</text:p>
              </table:table-cell>
              <table:table-cell office:value-type="float" office:value="22935.0001">
                <text:p>22935.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48.4843">
                <text:p>1148.4843</text:p>
              </table:table-cell>
              <table:table-cell office:value-type="float" office:value="21602.4278">
                <text:p>21602.42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07.4449">
                <text:p>1107.4449</text:p>
              </table:table-cell>
              <table:table-cell office:value-type="float" office:value="21501.3573">
                <text:p>21501.35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4.1873">
                <text:p>1184.1873</text:p>
              </table:table-cell>
              <table:table-cell office:value-type="float" office:value="21986.8065">
                <text:p>21986.80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18.4601">
                <text:p>1118.4601</text:p>
              </table:table-cell>
              <table:table-cell office:value-type="float" office:value="21779.3954">
                <text:p>21779.39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43.4769">
                <text:p>1243.4769</text:p>
              </table:table-cell>
              <table:table-cell office:value-type="float" office:value="22894.8393">
                <text:p>22894.83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8.6932">
                <text:p>1258.6932</text:p>
              </table:table-cell>
              <table:table-cell office:value-type="float" office:value="25050.262">
                <text:p>25050.2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58.9019">
                <text:p>1258.9019</text:p>
              </table:table-cell>
              <table:table-cell office:value-type="float" office:value="25083.703">
                <text:p>25083.7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88.5518">
                <text:p>1388.5518</text:p>
              </table:table-cell>
              <table:table-cell office:value-type="float" office:value="26752.8415">
                <text:p>26752.84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3.313">
                <text:p>1813.313</text:p>
              </table:table-cell>
              <table:table-cell office:value-type="float" office:value="26370.2275">
                <text:p>26370.22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3.7806">
                <text:p>1493.7806</text:p>
              </table:table-cell>
              <table:table-cell office:value-type="float" office:value="23144.6172">
                <text:p>23144.61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40.711">
                <text:p>1240.711</text:p>
              </table:table-cell>
              <table:table-cell office:value-type="float" office:value="24156.8626">
                <text:p>24156.86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73.756">
                <text:p>1273.756</text:p>
              </table:table-cell>
              <table:table-cell office:value-type="float" office:value="25147.8063">
                <text:p>25147.80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58.7876">
                <text:p>1158.7876</text:p>
              </table:table-cell>
              <table:table-cell office:value-type="float" office:value="24988.7557">
                <text:p>24988.7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52.2868">
                <text:p>1152.2868</text:p>
              </table:table-cell>
              <table:table-cell office:value-type="float" office:value="24283.7748">
                <text:p>24283.77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28.6304">
                <text:p>1128.6304</text:p>
              </table:table-cell>
              <table:table-cell office:value-type="float" office:value="23832.3937">
                <text:p>23832.39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34.1615">
                <text:p>1134.1615</text:p>
              </table:table-cell>
              <table:table-cell office:value-type="float" office:value="25281.6327">
                <text:p>25281.63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81.176">
                <text:p>1281.176</text:p>
              </table:table-cell>
              <table:table-cell office:value-type="float" office:value="24534.0033">
                <text:p>24534.00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6811">
                <text:p>1180.6811</text:p>
              </table:table-cell>
              <table:table-cell office:value-type="float" office:value="25633.0971">
                <text:p>25633.0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65.6806">
                <text:p>1165.6806</text:p>
              </table:table-cell>
              <table:table-cell office:value-type="float" office:value="26046.2833">
                <text:p>26046.28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58.4713">
                <text:p>1158.4713</text:p>
              </table:table-cell>
              <table:table-cell office:value-type="float" office:value="26471.4205">
                <text:p>26471.42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21.6375">
                <text:p>1221.6375</text:p>
              </table:table-cell>
              <table:table-cell office:value-type="float" office:value="26292.2921">
                <text:p>26292.29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7.3871">
                <text:p>1197.3871</text:p>
              </table:table-cell>
              <table:table-cell office:value-type="float" office:value="25349.1593">
                <text:p>25349.15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02.6728">
                <text:p>1202.6728</text:p>
              </table:table-cell>
              <table:table-cell office:value-type="float" office:value="25219.7714">
                <text:p>25219.77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62.8919">
                <text:p>1162.8919</text:p>
              </table:table-cell>
              <table:table-cell office:value-type="float" office:value="26819.2237">
                <text:p>26819.22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78.4276">
                <text:p>1278.4276</text:p>
              </table:table-cell>
              <table:table-cell office:value-type="float" office:value="29317.0073">
                <text:p>29317.00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8.1296">
                <text:p>1478.1296</text:p>
              </table:table-cell>
              <table:table-cell office:value-type="float" office:value="29753.9266">
                <text:p>29753.92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8.3118">
                <text:p>1458.3118</text:p>
              </table:table-cell>
              <table:table-cell office:value-type="float" office:value="29198.2928">
                <text:p>29198.29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2.3143">
                <text:p>1462.3143</text:p>
              </table:table-cell>
              <table:table-cell office:value-type="float" office:value="26709.7542">
                <text:p>26709.75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09.6079">
                <text:p>1209.6079</text:p>
              </table:table-cell>
              <table:table-cell office:value-type="float" office:value="26299.6571">
                <text:p>26299.65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0.7981">
                <text:p>1200.7981</text:p>
              </table:table-cell>
              <table:table-cell office:value-type="float" office:value="27750.6497">
                <text:p>27750.64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03.2595">
                <text:p>1203.2595</text:p>
              </table:table-cell>
              <table:table-cell office:value-type="float" office:value="28093.3451">
                <text:p>28093.34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04.5643">
                <text:p>1204.5643</text:p>
              </table:table-cell>
              <table:table-cell office:value-type="float" office:value="28064.8554">
                <text:p>28064.85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26.6775">
                <text:p>1326.6775</text:p>
              </table:table-cell>
              <table:table-cell office:value-type="float" office:value="27008.489">
                <text:p>27008.4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60.9167">
                <text:p>1260.9167</text:p>
              </table:table-cell>
              <table:table-cell office:value-type="float" office:value="28203.0684">
                <text:p>28203.0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9.5325">
                <text:p>1209.5325</text:p>
              </table:table-cell>
              <table:table-cell office:value-type="float" office:value="28702.1856">
                <text:p>28702.18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5.0086">
                <text:p>1315.0086</text:p>
              </table:table-cell>
              <table:table-cell office:value-type="float" office:value="28163.9449">
                <text:p>28163.94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9.2876">
                <text:p>1239.2876</text:p>
              </table:table-cell>
              <table:table-cell office:value-type="float" office:value="28773.6346">
                <text:p>28773.63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5.0518">
                <text:p>1315.0518</text:p>
              </table:table-cell>
              <table:table-cell office:value-type="float" office:value="28745.2613">
                <text:p>28745.26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57.7277">
                <text:p>1257.7277</text:p>
              </table:table-cell>
              <table:table-cell office:value-type="float" office:value="29347.2035">
                <text:p>29347.2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2.3249">
                <text:p>1362.3249</text:p>
              </table:table-cell>
              <table:table-cell office:value-type="float" office:value="30442.1399">
                <text:p>30442.13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89.389">
                <text:p>1289.389</text:p>
              </table:table-cell>
              <table:table-cell office:value-type="float" office:value="31572.5528">
                <text:p>31572.55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2.0711">
                <text:p>1512.0711</text:p>
              </table:table-cell>
              <table:table-cell office:value-type="float" office:value="31290.2864">
                <text:p>31290.28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91.6041">
                <text:p>1591.6041</text:p>
              </table:table-cell>
              <table:table-cell office:value-type="float" office:value="33005.7997">
                <text:p>33005.7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37.0905">
                <text:p>1537.0905</text:p>
              </table:table-cell>
              <table:table-cell office:value-type="float" office:value="31071.4408">
                <text:p>31071.44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77.8967">
                <text:p>1377.8967</text:p>
              </table:table-cell>
              <table:table-cell office:value-type="float" office:value="29367.7359">
                <text:p>29367.73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4.0044">
                <text:p>1484.0044</text:p>
              </table:table-cell>
              <table:table-cell office:value-type="float" office:value="30604.9172">
                <text:p>30604.91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98.6614">
                <text:p>1298.6614</text:p>
              </table:table-cell>
              <table:table-cell office:value-type="float" office:value="30590.5691">
                <text:p>30590.56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06.9773">
                <text:p>1306.9773</text:p>
              </table:table-cell>
              <table:table-cell office:value-type="float" office:value="30883.1172">
                <text:p>30883.11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66.9116">
                <text:p>1366.9116</text:p>
              </table:table-cell>
              <table:table-cell office:value-type="float" office:value="31149.362">
                <text:p>31149.3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39.8944">
                <text:p>1339.8944</text:p>
              </table:table-cell>
              <table:table-cell office:value-type="float" office:value="31530.4973">
                <text:p>31530.49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31.8581">
                <text:p>1331.8581</text:p>
              </table:table-cell>
              <table:table-cell office:value-type="float" office:value="31465.3544">
                <text:p>31465.35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7.2282">
                <text:p>1457.2282</text:p>
              </table:table-cell>
              <table:table-cell office:value-type="float" office:value="30601.4848">
                <text:p>30601.48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9.655">
                <text:p>1439.655</text:p>
              </table:table-cell>
              <table:table-cell office:value-type="float" office:value="30607.7668">
                <text:p>30607.7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37.4804">
                <text:p>1337.4804</text:p>
              </table:table-cell>
              <table:table-cell office:value-type="float" office:value="31022.9776">
                <text:p>31022.97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92.6948">
                <text:p>1292.6948</text:p>
              </table:table-cell>
              <table:table-cell office:value-type="float" office:value="32517.9872">
                <text:p>32517.98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6.6868">
                <text:p>1316.6868</text:p>
              </table:table-cell>
              <table:table-cell office:value-type="float" office:value="32144.9047">
                <text:p>32144.90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90.187">
                <text:p>1590.187</text:p>
              </table:table-cell>
              <table:table-cell office:value-type="float" office:value="33821.7003">
                <text:p>33821.70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35.0287">
                <text:p>1535.0287</text:p>
              </table:table-cell>
              <table:table-cell office:value-type="float" office:value="35735.0978">
                <text:p>35735.09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58.1132">
                <text:p>1558.1132</text:p>
              </table:table-cell>
              <table:table-cell office:value-type="float" office:value="35004.9972">
                <text:p>35004.99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38.5512">
                <text:p>1338.5512</text:p>
              </table:table-cell>
              <table:table-cell office:value-type="float" office:value="40006.1483">
                <text:p>40006.14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8.0083">
                <text:p>1808.0083</text:p>
              </table:table-cell>
              <table:table-cell office:value-type="float" office:value="33261.1421">
                <text:p>33261.1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56.1718">
                <text:p>1356.1718</text:p>
              </table:table-cell>
              <table:table-cell office:value-type="float" office:value="34139.5414">
                <text:p>34139.54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29.5011">
                <text:p>1329.5011</text:p>
              </table:table-cell>
              <table:table-cell office:value-type="float" office:value="32487.9531">
                <text:p>32487.95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76.5398">
                <text:p>1476.5398</text:p>
              </table:table-cell>
              <table:table-cell office:value-type="float" office:value="33325.67">
                <text:p>33325.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24.6227">
                <text:p>1424.6227</text:p>
              </table:table-cell>
              <table:table-cell office:value-type="float" office:value="34482.4965">
                <text:p>34482.49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65.8023">
                <text:p>1365.8023</text:p>
              </table:table-cell>
              <table:table-cell office:value-type="float" office:value="34556.8559">
                <text:p>34556.8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